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Anonymous Pro2"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3"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6cm" style:rel-column-width="17332*"/>
    </style:style>
    <style:style style:name="Таблица6.B" style:family="table-column">
      <style:table-column-properties style:column-width="4.657cm" style:rel-column-width="17951*"/>
    </style:style>
    <style:style style:name="Таблица6.C" style:family="table-column">
      <style:table-column-properties style:column-width="7.848cm" style:rel-column-width="30252*"/>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4.022cm" style:rel-column-width="15503*"/>
    </style:style>
    <style:style style:name="Таблица5.B" style:family="table-column">
      <style:table-column-properties style:column-width="5.927cm" style:rel-column-width="22846*"/>
    </style:style>
    <style:style style:name="Таблица5.C" style:family="table-column">
      <style:table-column-properties style:column-width="5.186cm" style:rel-column-width="19990*"/>
    </style:style>
    <style:style style:name="Таблица5.D" style:family="table-column">
      <style:table-column-properties style:column-width="1.866cm" style:rel-column-width="7196*"/>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9" style:family="table-row">
      <style:table-row-properties style:min-row-height="0.644cm"/>
    </style:style>
    <style:style style:name="Таблица7" style:family="table">
      <style:table-properties style:width="17.018cm" fo:margin-left="0cm" fo:margin-right="-0.018cm" table:align="margins"/>
    </style:style>
    <style:style style:name="Таблица7.A" style:family="table-column">
      <style:table-column-properties style:column-width="2.646cm" style:rel-column-width="1500*"/>
    </style:style>
    <style:style style:name="Таблица7.B" style:family="table-column">
      <style:table-column-properties style:column-width="3.535cm" style:rel-column-width="2004*"/>
    </style:style>
    <style:style style:name="Таблица7.C" style:family="table-column">
      <style:table-column-properties style:column-width="10.837cm" style:rel-column-width="6144*"/>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7.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7.A3" style:family="table-cell">
      <style:table-cell-properties fo:padding="0.097cm" fo:border-left="0.002cm solid #000000" fo:border-right="none" fo:border-top="none" fo:border-bottom="0.002cm solid #000000"/>
    </style:style>
    <style:style style:name="Таблица7.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ru" fo:country="RU"/>
    </style:style>
    <style:style style:name="P5" style:family="paragraph" style:parent-style-name="Text_20_body">
      <style:text-properties fo:font-weight="normal" style:font-weight-asian="normal" style:font-weight-complex="normal"/>
    </style:style>
    <style:style style:name="P6" style:family="paragraph" style:parent-style-name="Код">
      <style:text-properties style:text-position="0% 100%"/>
    </style:style>
    <style:style style:name="P7" style:family="paragraph" style:parent-style-name="Код">
      <style:text-properties fo:font-weight="bold" style:font-weight-asian="bold" style:font-weight-complex="bold"/>
    </style:style>
    <style:style style:name="P8" style:family="paragraph" style:parent-style-name="Код">
      <style:text-properties fo:font-weight="normal" style:font-weight-asian="normal" style:font-weight-complex="normal"/>
    </style:style>
    <style:style style:name="P9" style:family="paragraph" style:parent-style-name="Standard">
      <style:paragraph-properties fo:text-align="center" style:justify-single-word="false"/>
      <style:text-properties fo:font-size="60pt" style:font-size-asian="60pt" style:font-size-complex="60pt"/>
    </style:style>
    <style:style style:name="P10" style:family="paragraph" style:parent-style-name="Table_20_Contents">
      <style:text-properties style:font-name="Anonymous Pro1"/>
    </style:style>
    <style:style style:name="P11" style:family="paragraph" style:parent-style-name="Table_20_Contents">
      <style:text-properties style:font-name="Anonymous Pro1" fo:language="en" fo:country="US"/>
    </style:style>
    <style:style style:name="P12" style:family="paragraph" style:parent-style-name="Table_20_Contents">
      <style:text-properties style:font-name="Anonymous Pro1" fo:language="en" fo:country="US" fo:font-weight="bold" style:font-weight-asian="bold" style:font-weight-complex="bold"/>
    </style:style>
    <style:style style:name="P13" style:family="paragraph" style:parent-style-name="Table_20_Contents">
      <style:text-properties style:font-name="Anonymous Pro1" fo:language="en" fo:country="US" fo:font-style="italic" style:font-style-asian="italic" style:font-style-complex="italic"/>
    </style:style>
    <style:style style:name="P14" style:family="paragraph" style:parent-style-name="Table_20_Contents">
      <style:text-properties style:font-name="Anonymous Pro1" fo:language="en" fo:country="US" fo:font-style="italic" style:text-underline-style="none" style:font-style-asian="italic" style:font-style-complex="italic"/>
    </style:style>
    <style:style style:name="P15" style:family="paragraph" style:parent-style-name="Table_20_Contents">
      <style:text-properties style:font-name="Anonymous Pro1" fo:language="en" fo:country="US" style:text-underline-style="solid" style:text-underline-width="auto" style:text-underline-color="font-color"/>
    </style:style>
    <style:style style:name="P16" style:family="paragraph" style:parent-style-name="Table_20_Contents">
      <style:text-properties style:font-name="Anonymous Pro1" fo:language="en" fo:country="US" fo:font-weight="normal" style:font-weight-asian="normal" style:font-weight-complex="normal"/>
    </style:style>
    <style:style style:name="P17" style:family="paragraph" style:parent-style-name="Table_20_Contents">
      <style:text-properties style:font-name="Anonymous Pro2" fo:language="en" fo:country="US" fo:font-style="italic" style:font-style-asian="italic" style:font-style-complex="italic"/>
    </style:style>
    <style:style style:name="P18" style:family="paragraph" style:parent-style-name="Table_20_Contents">
      <style:text-properties fo:color="#0000ff" style:font-name="Anonymous Pro1" fo:language="en" fo:country="US"/>
    </style:style>
    <style:style style:name="P19" style:family="paragraph" style:parent-style-name="Table_20_Contents">
      <style:text-properties fo:color="#0000ff" style:font-name="Anonymous Pro1" fo:language="en" fo:country="US" fo:font-weight="normal" style:font-weight-asian="normal" style:font-weight-complex="normal"/>
    </style:style>
    <style:style style:name="P20" style:family="paragraph" style:parent-style-name="Table_20_Contents">
      <style:text-properties style:font-name="Anonymous Pro3"/>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Код">
      <style:paragraph-properties fo:margin-left="0.499cm" fo:margin-right="0.499cm" fo:text-indent="0cm" style:auto-text-indent="false"/>
    </style:style>
    <style:style style:name="P24" style:family="paragraph" style:parent-style-name="Text_20_body" style:list-style-name="L1"/>
    <style:style style:name="P25" style:family="paragraph" style:parent-style-name="Text_20_body">
      <style:text-properties style:text-position="0% 100%" style:font-name="Times New Roman" fo:language="en" fo:country="US"/>
    </style:style>
    <style:style style:name="P26" style:family="paragraph" style:parent-style-name="Код">
      <style:text-properties style:font-name="Anonymous Pro3"/>
    </style:style>
    <style:style style:name="P27" style:family="paragraph" style:parent-style-name="Heading_20_2">
      <style:paragraph-properties fo:break-before="page"/>
    </style:style>
    <style:style style:name="P28" style:family="paragraph" style:parent-style-name="Standard">
      <style:text-properties style:font-name="Anonymous Pro3"/>
    </style:style>
    <style:style style:name="P29" style:family="paragraph" style:parent-style-name="Table_20_Contents">
      <style:text-properties style:font-name="Anonymous Pro3"/>
    </style:style>
    <style:style style:name="P30" style:family="paragraph" style:parent-style-name="Table_20_Contents">
      <style:text-properties style:font-name="Anonymous Pro3" fo:font-weight="bold" style:font-weight-asian="bold" style:font-weight-complex="bold"/>
    </style:style>
    <style:style style:name="P31" style:family="paragraph" style:parent-style-name="Table_20_Contents">
      <style:text-properties style:font-name="Anonymous Pro3" fo:font-style="italic" style:font-style-asian="italic" style:font-style-complex="italic"/>
    </style:style>
    <style:style style:name="P32" style:family="paragraph" style:parent-style-name="Table_20_Contents">
      <style:text-properties style:font-name="Times New Roman"/>
    </style:style>
    <style:style style:name="P33" style:family="paragraph" style:parent-style-name="Table_20_Contents">
      <style:text-properties fo:color="#0047ff" style:font-name="Anonymous Pro3" fo:font-weight="normal" style:font-weight-asian="normal" style:font-weight-complex="normal"/>
    </style:style>
    <style:style style:name="P34" style:family="paragraph" style:parent-style-name="Table_20_Contents">
      <style:text-properties fo:font-weight="bold" style:font-weight-asian="bold" style:font-weight-complex="bold"/>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Anonymous Pro1"/>
    </style:style>
    <style:style style:name="T10" style:family="text">
      <style:text-properties style:font-name="Anonymous Pro1" fo:language="en" fo:country="US"/>
    </style:style>
    <style:style style:name="T11" style:family="text">
      <style:text-properties style:font-name="Anonymous Pro1" fo:language="en" fo:country="US" fo:font-style="italic" style:font-style-asian="italic" style:font-style-complex="italic"/>
    </style:style>
    <style:style style:name="T12" style:family="text">
      <style:text-properties style:font-name="Anonymous Pro1" fo:language="en" fo:country="US" style:text-underline-style="solid" style:text-underline-width="auto" style:text-underline-color="font-color"/>
    </style:style>
    <style:style style:name="T13" style:family="text">
      <style:text-properties style:font-name="Anonymous Pro1" fo:language="en" fo:country="US" fo:font-weight="bold" style:font-weight-asian="bold" style:font-weight-complex="bold"/>
    </style:style>
    <style:style style:name="T14" style:family="text">
      <style:text-properties style:font-name="Anonymous Pro1" fo:font-weight="bold" style:font-weight-asian="bold" style:font-weight-complex="bold"/>
    </style:style>
    <style:style style:name="T15" style:family="text">
      <style:text-properties style:text-position="sub 58%"/>
    </style:style>
    <style:style style:name="T16" style:family="text">
      <style:text-properties style:text-position="sub 58%" style:font-name="Anonymous Pro2" fo:font-style="normal" style:font-style-asian="normal" style:font-style-complex="normal"/>
    </style:style>
    <style:style style:name="T17" style:family="text">
      <style:text-properties style:text-position="sub 58%" style:font-name="Anonymous Pro2" fo:font-style="normal" fo:font-weight="bold" style:font-style-asian="normal" style:font-weight-asian="bold" style:font-style-complex="normal" style:font-weight-complex="bold"/>
    </style:style>
    <style:style style:name="T18" style:family="text">
      <style:text-properties style:text-position="sub 58%" fo:font-weight="bold" style:font-weight-asian="bold" style:font-weight-complex="bold"/>
    </style:style>
    <style:style style:name="T19" style:family="text">
      <style:text-properties style:text-position="sub 58%" style:font-name="Anonymous Pro1" fo:font-weight="bold" style:font-weight-asian="bold" style:font-weight-complex="bold"/>
    </style:style>
    <style:style style:name="T20" style:family="text">
      <style:text-properties style:text-position="sub 58%" style:font-name="Anonymous Pro3" fo:language="en" fo:country="US"/>
    </style:style>
    <style:style style:name="T21" style:family="text">
      <style:text-properties style:text-position="sub 58%" style:font-name="Times New Roman"/>
    </style:style>
    <style:style style:name="T22" style:family="text">
      <style:text-properties style:text-position="sub 58%" style:font-name="Anonymous Pro1"/>
    </style:style>
    <style:style style:name="T23" style:family="text">
      <style:text-properties style:text-position="sub 58%" fo:font-weight="normal" style:font-weight-asian="normal" style:font-weight-complex="normal"/>
    </style:style>
    <style:style style:name="T24" style:family="text">
      <style:text-properties style:text-position="super 58%"/>
    </style:style>
    <style:style style:name="T25" style:family="text">
      <style:text-properties style:text-position="super 58%" fo:font-weight="normal" style:font-weight-asian="normal" style:font-weight-complex="normal"/>
    </style:style>
    <style:style style:name="T26" style:family="text">
      <style:text-properties fo:language="ru" fo:country="RU"/>
    </style:style>
    <style:style style:name="T27" style:family="text">
      <style:text-properties style:text-position="0% 100%"/>
    </style:style>
    <style:style style:name="T28" style:family="text">
      <style:text-properties style:text-position="0% 100%" fo:font-weight="normal" style:font-weight-asian="normal" style:font-weight-complex="normal"/>
    </style:style>
    <style:style style:name="T29" style:family="text">
      <style:text-properties style:text-position="0% 100%" fo:font-style="italic" fo:font-weight="normal" style:font-style-asian="italic" style:font-weight-asian="normal" style:font-style-complex="italic" style:font-weight-complex="normal"/>
    </style:style>
    <style:style style:name="T30" style:family="text">
      <style:text-properties style:text-position="0% 100%" fo:font-style="italic" style:font-style-asian="italic" style:font-style-complex="italic"/>
    </style:style>
    <style:style style:name="T31" style:family="text">
      <style:text-properties style:text-position="0% 100%" style:font-name="Times New Roman" fo:language="en" fo:country="US"/>
    </style:style>
    <style:style style:name="T32" style:family="text">
      <style:text-properties style:text-position="0% 100%" style:font-name="Anonymous Pro1" fo:language="en" fo:country="US"/>
    </style:style>
    <style:style style:name="T33" style:family="text">
      <style:text-properties style:font-name="Anonymous Pro2"/>
    </style:style>
    <style:style style:name="T34" style:family="text">
      <style:text-properties style:font-name="Anonymous Pro2" fo:font-style="itali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Symbol" fo:language="en" fo:country="US" style:font-name-asian="Symbol" style:font-name-complex="Symbol"/>
    </style:style>
    <style:style style:name="T37" style:family="text">
      <style:text-properties style:font-name="Times New Roman"/>
    </style:style>
    <style:style style:name="T38" style:family="text">
      <style:text-properties style:font-name="Times New Roman" fo:language="en" fo:country="US"/>
    </style:style>
    <style:style style:name="T39" style:family="text">
      <style:text-properties style:font-name="Times New Roman" fo:language="en" fo:country="US" style:text-underline-style="none"/>
    </style:style>
    <style:style style:name="T40" style:family="text">
      <style:text-properties fo:color="#000000" fo:font-style="normal" style:font-style-asian="normal" style:font-style-complex="normal"/>
    </style:style>
    <style:style style:name="T41" style:family="text">
      <style:text-properties fo:color="#800000"/>
    </style:style>
    <style:style style:name="T42" style:family="text">
      <style:text-properties fo:color="#800000" fo:font-weight="normal" style:font-weight-asian="normal" style:font-weight-complex="normal"/>
    </style:style>
    <style:style style:name="T43" style:family="text">
      <style:text-properties fo:color="#800000" style:text-position="super 58%"/>
    </style:style>
    <style:style style:name="T44" style:family="text">
      <style:text-properties fo:color="#800000" style:text-position="super 58%" fo:background-color="transparent"/>
    </style:style>
    <style:style style:name="T45" style:family="text">
      <style:text-properties fo:color="#800000" style:text-position="super 58%" fo:font-weight="normal" style:font-weight-asian="normal" style:font-weight-complex="normal"/>
    </style:style>
    <style:style style:name="T46" style:family="text">
      <style:text-properties fo:color="#800000" style:text-position="super 58%" fo:font-style="normal" style:font-style-asian="normal" style:font-style-complex="normal"/>
    </style:style>
    <style:style style:name="T47" style:family="text">
      <style:text-properties fo:color="#800000" style:text-position="0% 100%"/>
    </style:style>
    <style:style style:name="T48" style:family="text">
      <style:text-properties fo:color="#800000" fo:font-style="normal" style:font-style-asian="normal" style:font-style-complex="normal"/>
    </style:style>
    <style:style style:name="T49" style:family="text">
      <style:text-properties style:text-underline-style="none" fo:font-weight="bold" style:font-weight-asian="bold" style:font-weight-complex="bold"/>
    </style:style>
    <style:style style:name="T50" style:family="text">
      <style:text-properties fo:color="#0000ff"/>
    </style:style>
    <style:style style:name="T51" style:family="text">
      <style:text-properties fo:color="#2300dc"/>
    </style:style>
    <style:style style:name="T52" style:family="text">
      <style:text-properties fo:color="#2300dc" fo:font-weight="normal" style:font-weight-asian="normal" style:font-weight-complex="normal"/>
    </style:style>
    <style:style style:name="T53" style:family="text">
      <style:text-properties fo:color="#0047ff"/>
    </style:style>
    <style:style style:name="T54" style:family="text">
      <style:text-properties fo:color="#0047ff" style:text-position="sub 58%"/>
    </style:style>
    <style:style style:name="T55" style:family="text">
      <style:text-properties fo:color="#0047ff" style:text-position="sub 58%" fo:font-weight="normal" style:font-weight-asian="normal" style:font-weight-complex="normal"/>
    </style:style>
    <style:style style:name="T56" style:family="text">
      <style:text-properties fo:color="#0047ff" style:text-position="sub 58%" fo:font-weight="bold" style:font-weight-asian="bold" style:font-weight-complex="bold"/>
    </style:style>
    <style:style style:name="T57" style:family="text">
      <style:text-properties fo:color="#0047ff" style:font-name="Anonymous Pro1"/>
    </style:style>
    <style:style style:name="T58" style:family="text">
      <style:text-properties fo:color="#0047ff" fo:font-weight="normal" style:font-weight-asian="normal" style:font-weight-complex="normal"/>
    </style:style>
    <style:style style:name="T59" style:family="text">
      <style:text-properties fo:color="#0047ff" fo:font-weight="bold" style:font-weight-asian="bold" style:font-weight-complex="bold"/>
    </style:style>
    <style:style style:name="T60" style:family="text">
      <style:text-properties style:font-name="Anonymous Pro3" fo:language="en" fo:country="US"/>
    </style:style>
    <style:style style:name="T61" style:family="text">
      <style:text-properties style:font-name="Anonymous Pro3" fo:font-weight="bold" style:font-weight-asian="bold" style:font-weight-complex="bold"/>
    </style:style>
    <style:style style:name="T62" style:family="text">
      <style:text-properties style:font-name="Times New Roman"/>
    </style:style>
    <style:style style:name="T63" style:family="text">
      <style:text-properties style:font-name="Times New Roman" fo:font-weight="normal" style:font-weight-asian="normal" style:font-weight-complex="normal"/>
    </style:style>
    <style:style style:name="T64" style:family="text">
      <style:text-properties style:font-name="Times New Roman" fo:font-weight="bold" style:font-weight-asian="bold" style:font-weight-complex="bold"/>
    </style:style>
    <style:style style:name="T65" style:family="text">
      <style:text-properties style:font-name="Anonymous Pro1"/>
    </style:style>
    <style:style style:name="T66" style:family="text">
      <style:text-properties style:font-name="Anonymous Pro1"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
      <text:p text:style-name="P9"/>
      <text:p text:style-name="P9">DDL(v.2)</text:p>
      <text:p text:style-name="P2">data definition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rgey Strukov 2014</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P27" text:outline-level="2">1. Introduct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33614352" text:style-name="L1">
        <text:list-item>
          <text:list>
            <text:list-item>
              <text:p text:style-name="P24">it must be simple,</text:p>
            </text:list-item>
            <text:list-item>
              <text:p text:style-name="P24">it must look familiar,</text:p>
            </text:list-item>
            <text:list-item>
              <text:p text:style-name="P24">it must be human friendly,</text:p>
            </text:list-item>
            <text:list-item>
              <text:p text:style-name="P24">it must be capable to represent a complex data,</text:p>
            </text:list-item>
            <text:list-item>
              <text:p text:style-name="P24">it must be a typed language,</text:p>
            </text:list-item>
            <text:list-item>
              <text:p text:style-name="P24">it must be commutative wherever logically possible,</text:p>
            </text:list-item>
            <text:list-item>
              <text:p text:style-name="P24">it must be modular,</text:p>
            </text:list-item>
            <text:list-item>
              <text:p text:style-name="P24">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3 ;</text:p>
      <text:p text:style-name="Код">uint32 u32 = 4 ;</text:p>
      <text:p text:style-name="Код"/>
      <text:p text:style-name="Код">int i = 5 ;</text:p>
      <text:p text:style-name="Код">sint s = 6 ;</text:p>
      <text:p text:style-name="Код">uint u = 7 ;</text:p>
      <text:p text:style-name="Код"/>
      <text:p text:style-name="Код">text t = "text" ;</text:p>
      <text:p text:style-name="Код">ip a = 192.168.1.10 ;</text:p>
      <text:p text:style-name="Код"/>
      <text:p text:style-name="Код">text *ptr_t = &amp;t ;</text:p>
      <text:p text:style-name="Код"/>
      <text:p text:style-name="Код">text at_ptr_t = *ptr_t ;</text:p>
      <text:p text:style-name="Код"/>
      <text:p text:style-name="Код">int[10] array_len_i = {1,2,3,4,5,6,7,8,9} ;</text:p>
      <text:p text:style-name="Код"/>
      <text:p text:style-name="Код">int[] array_i = {1,2,3,4,5} ;</text:p>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There are four main language entities: <text:span text:style-name="T7">types</text:span>, <text:span text:style-name="T7">constants</text:span>, <text:span text:style-name="T7">literals</text:span> and <text:span text:style-name="T2">expressions</text:span>. Types define the constant properties, constants comprise data, defined by the <text:span text:style-name="T2">DDL</text:span> source, literals defines values of base types, expressions combines one values to produce another using operations, defined for types. In <text:span text:style-name="T2">DDL</text:span> the result of expression evaluation is defined by the target type. For example,</text:p>
      <text:p text:style-name="Код">uint8 a = 1000/500 ; // a ← 0</text:p>
      <text:p text:style-name="Код">uint32 b = 1000/500 ; // b ← 2</text:p>
      <text:p text:style-name="P3">The first expression is evaluated as <text:span text:style-name="T9">(uint8)1000/(uint8)500</text:span>, the second as <text:span text:style-name="T9">(uint32)1000/(uint32)500</text:span>.</text:p>
      <text:p text:style-name="P3">There are following basic types in <text:span text:style-name="T2">DDL</text:span>:</text:p>
      <text:p text:style-name="Код">sint8 <text:s/>uint8</text:p>
      <text:p text:style-name="Код">sint16 uint16 </text:p>
      <text:p text:style-name="Код">sint32 uint32</text:p>
      <text:p text:style-name="Код">sint64 uint64</text:p>
      <text:p text:style-name="Код"/>
      <text:p text:style-name="Код">sint <text:s text:c="2"/>uint</text:p>
      <text:p text:style-name="Код"><text:s text:c="7"/>ulen</text:p>
      <text:p text:style-name="Код"/>
      <text:p text:style-name="Код">text</text:p>
      <text:p text:style-name="Код">ip</text:p>
      <text:p text:style-name="Text_20_body">Types <text:span text:style-name="T9">uintN</text:span> represent unsigned N-bit integers. Types <text:span text:style-name="T9">sintN</text:span> represent 2's complementary signed N-bit integers. The couple <text:span text:style-name="T9">(sint,uint)</text:span> is a target dependent types, it must be identical either <text:span text:style-name="T9">(sint32,uint32)</text:span> or <text:span text:style-name="T9">(sint64,uint64)</text:span> (but different as types). <text:span text:style-name="T9">ulen</text:span> is a target <text:soft-page-break/>dependent type, it must be identical either <text:span text:style-name="T9">uint32</text:span> or <text:span text:style-name="T9">uint64</text:span> and has bit length at least the bit length of <text:span text:style-name="T9">ulen</text:span>. All array dimensions are represented by this type. <text:span text:style-name="T9">int</text:span> is the same type as <text:span text:style-name="T9">sint</text:span>.</text:p>
      <text:p text:style-name="Text_20_body">Types <text:span text:style-name="T9">text</text:span> and <text:span text:style-name="T9">ip</text:span> are special. First represents text strings, second – <text:span text:style-name="T9">IPv4</text:span> addresses.</text:p>
      <text:p text:style-name="Text_20_body">Other types are derived types.</text:p>
      <text:p text:style-name="Text_20_body">Pointer types:</text:p>
      <text:p text:style-name="Код"><text:span text:style-name="T5">type-definition</text:span> * <text:s text:c="23"/>– simple pointer</text:p>
      <text:p text:style-name="Код">{<text:span text:style-name="T5">type-definition</text:span><text:span text:style-name="T15">1</text:span>,...,<text:span text:style-name="T5">type-definition</text:span><text:span text:style-name="T15">n</text:span>} * – polymorphic pointer</text:p>
      <text:p text:style-name="Text_20_body">Array types:</text:p>
      <text:p text:style-name="Код"><text:span text:style-name="T5">type-definition</text:span>[] <text:s text:c="3"/>– array with inferred length <text:s text:c="6"/></text:p>
      <text:p text:style-name="Код"><text:span text:style-name="T5">type-definition</text:span>[Len] – fixed length array</text:p>
      <text:p text:style-name="Text_20_body">Structure types:</text:p>
      <text:p text:style-name="Код">struct Struct</text:p>
      <text:p text:style-name="Код"><text:s/>{</text:p>
      <text:p text:style-name="Код"><text:s text:c="2"/><text:span text:style-name="T5">type-definition</text:span><text:span text:style-name="T15">1</text:span> field<text:span text:style-name="T15">1</text:span> = expression<text:span text:style-name="T15">1</text:span><text:span text:style-name="T24">opt</text:span> ; </text:p>
      <text:p text:style-name="Код"><text:s text:c="2"/>... <text:s/></text:p>
      <text:p text:style-name="Код"><text:s text:c="2"/><text:span text:style-name="T5">type-definition</text:span><text:span text:style-name="T15">n</text:span> field<text:span text:style-name="T15">n</text:span> = expression<text:span text:style-name="T15">n</text:span><text:span text:style-name="T24">opt</text:span> ;</text:p>
      <text:p text:style-name="Код"><text:s/>}</text:p>
      <text:p text:style-name="Text_20_body">Another language element is <text:span text:style-name="T2">type alias</text:span>:</text:p>
      <text:p text:style-name="Код">type T = <text:span text:style-name="T5">type-definition</text:span> ;</text:p>
      <text:p text:style-name="Text_20_body">Alias is not a new type, it is synonym for a type. </text:p>
      <text:p text:style-name="Text_20_body">Constants are defined as following:</text:p>
      <text:p text:style-name="Код"><text:span text:style-name="T5">type-definition</text:span> C = expression ;</text:p>
      <text:p text:style-name="Text_20_body">Expressions are used to set values to constants. Simple expression is a name of a constant or literal: </text:p>
      <text:p text:style-name="Код">int a = 12345 ; – literal expression</text:p>
      <text:p text:style-name="Код">int b = a ; <text:s text:c="4"/>– constant name as an expression</text:p>
      <text:p text:style-name="Text_20_body">Operator expressions specify operation on the argument(s):</text:p>
      <text:p text:style-name="Код">int a = 12345 ;</text:p>
      <text:p text:style-name="Код">int b = 67890 ;</text:p>
      <text:p text:style-name="Код">int c = a+b ; <text:s text:c="2"/>– binary operator</text:p>
      <text:p text:style-name="Код">int d = -c ; <text:s text:c="3"/>– unary operator</text:p>
      <text:p text:style-name="Text_20_body">There are following unary operators: <text:span text:style-name="T9">+</text:span>, <text:span text:style-name="T9">-</text:span>, <text:span text:style-name="T9">*</text:span>, <text:span text:style-name="T9">&amp;</text:span>.</text:p>
      <text:p text:style-name="Text_20_body">There are following binary operators: <text:span text:style-name="T9">+</text:span>, <text:span text:style-name="T9">-</text:span>, <text:span text:style-name="T9">*</text:span>, <text:span text:style-name="T9">/</text:span>, <text:span text:style-name="T9">%</text:span>.</text:p>
      <text:p text:style-name="Text_20_body"><text:soft-page-break/>Brackets may be used as usual:</text:p>
      <text:p text:style-name="Код">int e = (a+b)*c ;</text:p>
      <text:p text:style-name="Text_20_body">There is a special integer cast operator:</text:p>
      <text:p text:style-name="Код">int f = sint8( a+d ) ;</text:p>
      <text:p text:style-name="Text_20_body">The expression inside the brackets is evaluated to the specified target type.</text:p>
      <text:p text:style-name="Text_20_body">Field selection expressions are used to access structure fields:</text:p>
      <text:p text:style-name="Код">struct Point</text:p>
      <text:p text:style-name="Код"><text:s/>{</text:p>
      <text:p text:style-name="Код"><text:s text:c="2"/>int x;</text:p>
      <text:p text:style-name="Код"><text:s text:c="2"/>int y; </text:p>
      <text:p text:style-name="Код"><text:s/>} point = {100,200} ;</text:p>
      <text:p text:style-name="Код"/>
      <text:p text:style-name="Код">int X = point.x ;</text:p>
      <text:p text:style-name="Код">int Y = (&amp;point)-&gt;y ;</text:p>
      <text:p text:style-name="Text_20_body">The index expression is used to refer to an array element:</text:p>
      <text:p text:style-name="Код">int A[10] = {1,2,3,4,5} ;</text:p>
      <text:p text:style-name="Код">int x = A[3] ;</text:p>
      <text:p text:style-name="Text_20_body">There are following types of literals:</text:p>
      <text:p text:style-name="Код">1234567890 <text:s text:c="13"/>– decimal literal</text:p>
      <text:p text:style-name="Код">1234567890abcdefABCDEFh – hexadecimal literal, suffix is h or H</text:p>
      <text:p text:style-name="Код">10001b <text:s text:c="17"/>– binary literal, suffix is b or B</text:p>
      <text:p text:style-name="Код">192.168.1.10 <text:s text:c="11"/>– ip literal</text:p>
      <text:p text:style-name="Код">“abcdef\b\t\n\v\f\r“ <text:s text:c="3"/>– string literal with \-characters</text:p>
      <text:p text:style-name="Код">'abcdef' <text:s text:c="15"/>– simple string literal</text:p>
      <text:p text:style-name="Код">null <text:s text:c="19"/>– universal null literal</text:p>
      <text:p text:style-name="Text_20_body">To organize the <text:span text:style-name="T2">DDL</text:span> content scopes can be used:</text:p>
      <text:p text:style-name="Код">scope Name { <text:span text:style-name="T6">scope-content</text:span> }</text:p>
      <text:p text:style-name="Text_20_body">Scopes can be nested. To refer an entity the following kinds of qualified names can be used: </text:p>
      <text:p text:style-name="Код">name<text:span text:style-name="T15">1</text:span>#name<text:span text:style-name="T15">2</text:span>#...#name<text:span text:style-name="T15">n</text:span><text:span text:style-name="T27"> – relative name</text:span></text:p>
      <text:p text:style-name="P6">#name<text:span text:style-name="T15">1</text:span>#name<text:span text:style-name="T15">2</text:span>#...#name<text:span text:style-name="T15">n</text:span> – absolute name</text:p>
      <text:p text:style-name="P6">.#name<text:span text:style-name="T15">1</text:span>#name<text:span text:style-name="T15">2</text:span>#...#name<text:span text:style-name="T15">n</text:span> – based name, current scope is the name base</text:p>
      <text:p text:style-name="P6">..#name<text:span text:style-name="T15">1</text:span>#name<text:span text:style-name="T15">2</text:span>#...#name<text:span text:style-name="T15">n</text:span> – based name, parent scope is the base</text:p>
      <text:p text:style-name="P6"><text:soft-page-break/>...#name<text:span text:style-name="T15">1</text:span>#name<text:span text:style-name="T15">2</text:span>#...#name<text:span text:style-name="T15">n</text:span> – based name, grand-parent scope is the base</text:p>
      <text:p text:style-name="Text_20_body">Finally, the file inclusion can be used:</text:p>
      <text:p text:style-name="Код">include &lt;<text:span text:style-name="T6">file-name</text:span>&gt;</text:p>
      <text:p text:style-name="Text_20_body">The content of the included file must be scope-content. Undefined names are permitted.</text:p>
      <text:p text:style-name="Text_20_body">For example:</text:p>
      <text:p text:style-name="Код">/* file1.ddl */</text:p>
      <text:p text:style-name="Код"/>
      <text:p text:style-name="Код">int X = 100 ;</text:p>
      <text:p text:style-name="Код">int Y = 200+Custom#DY ;</text:p>
      <text:p text:style-name="Код"/>
      <text:p text:style-name="Код">/* file2.ddl */</text:p>
      <text:p text:style-name="Код"/>
      <text:p text:style-name="Код">scope Custom {</text:p>
      <text:p text:style-name="Код"/>
      <text:p text:style-name="Код">int DY = 10 ;</text:p>
      <text:p text:style-name="Код"/>
      <text:p text:style-name="Код">}</text:p>
      <text:p text:style-name="Код"/>
      <text:p text:style-name="Код">scope Default {</text:p>
      <text:p text:style-name="Код"/>
      <text:p text:style-name="Код">include &lt;file1.ddl&gt;</text:p>
      <text:p text:style-name="Код"/>
      <text:p text:style-name="Код">}</text:p>
      <text:p text:style-name="Код"/>
      <text:p text:style-name="Код">int x = #Default#X ;</text:p>
      <text:p text:style-name="Код">int y = #Default#Y ;</text:p>
      <text:p text:style-name="Text_20_body">The brief introduction to <text:span text:style-name="T2">DDL</text:span> is finished now. The following chapters provides detailed description.</text:p>
      <text:h text:style-name="P27" text:outline-level="2">2. DDL source processing.</text:h>
      <text:p text:style-name="Text_20_body"><text:span text:style-name="T2">DDL</text:span> source is a single file or a family of several files, included directly or indirectly in the main one. The term <text:span text:style-name="T6">file</text:span> means a unit, containing a text. I.e. it is some of generic kind. It may be a file from the host file system, or a virtual file from a virtual file system of any kind or simply a text, given as is. In the last case the file inclusion is not possible and the correspondent directive will produce error. The text encoding is not essential from the <text:span text:style-name="T2">DDL</text:span> definition perspective, but the current implementation assumes it is octet-based text with <text:span text:style-name="T2">ASCII</text:span> character encoding in the first 128 code positions. It is best to follow this agreement. </text:p>
      <text:p text:style-name="Text_20_body">A <text:span text:style-name="T2">DDL</text:span> source is processed in the three phase. The first phase is the <text:span text:style-name="T6">atomization phase</text:span>. The text is parsed by tokens first and then tokens are converted into atoms. The second phase is the <text:span text:style-name="T6">parsing phase</text:span>. <text:span text:style-name="T2">DDL</text:span> is an <text:span text:style-name="T2">LR1</text:span> language, the sequence of atoms is folded into <text:span text:style-name="T2">AST</text:span> (abstract syntax tree) using an LR1 parsing machine. The file inclusion is performed if necessary on this phase. If some file inclusion directive is found, the referred file is opened, it's text is processed as a <text:span text:style-name="T2">DDL</text:span> source to <text:span text:style-name="T2">AST</text:span> and the result is included at the point of inclusion. Finally, the <text:span text:style-name="T2">AST</text:span> is evaluated during the <text:span text:style-name="T6">evaluation phase</text:span> to produce values for all defined in the source constants.</text:p>
      <text:h text:style-name="P27" text:outline-level="2">3. Atomization phase.</text:h>
      <text:p text:style-name="Text_20_body">During the atomization phase the source file is cut on tokens. This process is going in a loop. The file content comprises the initial value for the character sequence being processed. On each loop iteration the current sequence is scanned from the beginning to select the next token. Once an appropriate prefix is selected, it is cut from the sequence and out as the next token, the rest of the sequence goes to the next loop iteration.</text:p>
      <text:p text:style-name="Text_20_body">Each token class is defined by some regular expression. Tokenizer <text:s/>looks up the next few characters and determines the class of token, then extracts the token either as the shortest sequence, which matches the expression, or the longest such sequence.</text:p>
      <text:p text:style-name="Text_20_body"><text:span text:style-name="T4">The file is divided on text lines to designate a character position</text:span><text:span text:style-name="T26">. </text:span><text:span text:style-name="T4">The end of line is determined</text:span><text:span text:style-name="T26"> </text:span><text:span text:style-name="T4">by the one of the following character combinations (the longest is selected)</text:span><text:span text:style-name="T26"> : </text:span><text:span text:style-name="T10">“</text:span><text:span text:style-name="T11">\r</text:span><text:span text:style-name="T10">”, “</text:span><text:span text:style-name="T11">\n</text:span><text:span text:style-name="T10">” or “</text:span><text:span text:style-name="T11">\r\n</text:span><text:span text:style-name="T10">”</text:span><text:span text:style-name="T38">. Most tokens resides on a single line. Exceptions are: </text:span><text:span text:style-name="T12">LongComment</text:span><text:span text:style-name="T39"> and </text:span><text:span text:style-name="T12">Space</text:span><text:span text:style-name="T38">.</text:span></text:p>
      <text:h text:style-name="Heading_20_3" text:outline-level="3">symbol classes</text:h>
      <table:table table:name="Таблица1" table:style-name="Таблица1">
        <table:table-column table:style-name="Таблица1.A"/>
        <table:table-column table:style-name="Таблица1.B"/>
        <table:table-row>
          <table:table-cell table:style-name="Таблица1.A1" office:value-type="string">
            <text:p text:style-name="P12">L</text:p>
          </table:table-cell>
          <table:table-cell table:style-name="Таблица1.B1" office:value-type="string">
            <text:p text:style-name="P13">a..z A..Z _</text:p>
          </table:table-cell>
        </table:table-row>
        <table:table-row>
          <table:table-cell table:style-name="Таблица1.A2" office:value-type="string">
            <text:p text:style-name="P12">Q</text:p>
          </table:table-cell>
          <table:table-cell table:style-name="Таблица1.B2" office:value-type="string">
            <text:p text:style-name="P13">?</text:p>
          </table:table-cell>
        </table:table-row>
        <table:table-row>
          <table:table-cell table:style-name="Таблица1.A2" office:value-type="string">
            <text:p text:style-name="P12">D</text:p>
          </table:table-cell>
          <table:table-cell table:style-name="Таблица1.B2" office:value-type="string">
            <text:p text:style-name="P13">0..9</text:p>
          </table:table-cell>
        </table:table-row>
        <table:table-row>
          <table:table-cell table:style-name="Таблица1.A2" office:value-type="string">
            <text:p text:style-name="P12">B</text:p>
          </table:table-cell>
          <table:table-cell table:style-name="Таблица1.B2" office:value-type="string">
            <text:p text:style-name="P13">0 1</text:p>
          </table:table-cell>
        </table:table-row>
        <table:table-row>
          <table:table-cell table:style-name="Таблица1.A2" office:value-type="string">
            <text:p text:style-name="P12">H</text:p>
          </table:table-cell>
          <table:table-cell table:style-name="Таблица1.B2" office:value-type="string">
            <text:p text:style-name="P13">0..9 a..f A..F</text:p>
          </table:table-cell>
        </table:table-row>
        <table:table-row>
          <table:table-cell table:style-name="Таблица1.A2" office:value-type="string">
            <text:p text:style-name="P12">C</text:p>
          </table:table-cell>
          <table:table-cell table:style-name="Таблица1.B2" office:value-type="string">
            <text:p text:style-name="P13">[] {} () ; , # = &amp; + - * / % .</text:p>
          </table:table-cell>
        </table:table-row>
        <table:table-row>
          <table:table-cell table:style-name="Таблица1.A2" office:value-type="string">
            <text:p text:style-name="P12">S</text:p>
          </table:table-cell>
          <table:table-cell table:style-name="Таблица1.B2" office:value-type="string">
            <text:p text:style-name="P13"><text:span text:style-name="T26">s</text:span>pace<text:span text:style-name="T26"> </text:span>\t \v \f \r \n</text:p>
          </table:table-cell>
        </table:table-row>
        <table:table-row>
          <table:table-cell table:style-name="Таблица1.A2" office:value-type="string">
            <text:p text:style-name="P12">P</text:p>
          </table:table-cell>
          <table:table-cell table:style-name="Таблица1.B2" office:value-type="string">
            <text:p text:style-name="P13">printable symbols</text:p>
          </table:table-cell>
        </table:table-row>
        <table:table-row>
          <table:table-cell table:style-name="Таблица1.A2" office:value-type="string">
            <text:p text:style-name="P12">P<text:span text:style-name="T15">&gt;</text:span></text:p>
          </table:table-cell>
          <table:table-cell table:style-name="Таблица1.B2" office:value-type="string">
            <text:p text:style-name="P13"><text:span text:style-name="T7">P</text:span><text:span text:style-name="T8"> \ </text:span><text:span text:style-name="T40">{</text:span><text:span text:style-name="T8"> </text:span>&gt;<text:span text:style-name="T8"> }</text:span></text:p>
          </table:table-cell>
        </table:table-row>
        <table:table-row>
          <table:table-cell table:style-name="Таблица1.A2" office:value-type="string">
            <text:p text:style-name="P12">P<text:span text:style-name="T15">'</text:span></text:p>
          </table:table-cell>
          <table:table-cell table:style-name="Таблица1.B2" office:value-type="string">
            <text:p text:style-name="P13"><text:span text:style-name="T7">P</text:span><text:span text:style-name="T8"> \ </text:span><text:span text:style-name="T40">{</text:span><text:span text:style-name="T8"> </text:span><text:span text:style-name="T33">'</text:span><text:span text:style-name="T8"> }</text:span></text:p>
          </table:table-cell>
        </table:table-row>
        <table:table-row>
          <table:table-cell table:style-name="Таблица1.A2" office:value-type="string">
            <text:p text:style-name="P12"><text:span text:style-name="T8">P</text:span><text:span text:style-name="T16">"</text:span></text:p>
          </table:table-cell>
          <table:table-cell table:style-name="Таблица1.B2" office:value-type="string">
            <text:p text:style-name="P13"><text:span text:style-name="T7">P</text:span><text:span text:style-name="T8"> \ </text:span><text:span text:style-name="T40">{</text:span><text:span text:style-name="T8"> </text:span><text:span text:style-name="T33">"</text:span><text:span text:style-name="T8"> , </text:span>\<text:span text:style-name="T8"> }</text:span></text:p>
          </table:table-cell>
        </table:table-row>
      </table:table>
      <text:h text:style-name="Heading_20_3" text:outline-level="3">token classes</text:h>
      <text:p text:style-name="Text_20_body"><text:span text:style-name="T4">Comments are cut up as the shortest sequence</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5">ShortComment</text:p>
          </table:table-cell>
          <table:table-cell table:style-name="Таблица2.B1" office:value-type="string">
            <text:p text:style-name="P13">/ / <text:span text:style-name="T41">…</text:span> end-of-line<text:span text:style-name="T26"> </text:span>or<text:span text:style-name="T26"> e</text:span>nd-of-file</text:p>
          </table:table-cell>
        </table:table-row>
        <table:table-row>
          <table:table-cell table:style-name="Таблица2.A2" office:value-type="string">
            <text:p text:style-name="P15">LongComment</text:p>
          </table:table-cell>
          <table:table-cell table:style-name="Таблица2.B2" office:value-type="string">
            <text:p text:style-name="P13">/ * <text:span text:style-name="T41">…</text:span> * /</text:p>
          </table:table-cell>
        </table:table-row>
      </table:table>
      <text:p text:style-name="P3"/>
      <text:p text:style-name="P4"><text:span text:style-name="T4">All other tokens are cut up as the longest sequenc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5">Space</text:p>
          </table:table-cell>
          <table:table-cell table:style-name="Таблица3.B1" office:value-type="string">
            <text:p text:style-name="P11"><text:span text:style-name="T2">S</text:span><text:span text:style-name="T44">1..</text:span></text:p>
          </table:table-cell>
        </table:table-row>
        <table:table-row>
          <table:table-cell table:style-name="Таблица3.A2" office:value-type="string">
            <text:p text:style-name="P15">PunctSym</text:p>
          </table:table-cell>
          <table:table-cell table:style-name="Таблица3.B2" office:value-type="string">
            <text:p text:style-name="P12">C <text:span text:style-name="T42">\ {</text:span><text:span text:style-name="T3"> . </text:span><text:span text:style-name="T42">}</text:span></text:p>
          </table:table-cell>
        </table:table-row>
        <table:table-row>
          <table:table-cell table:style-name="Таблица3.A2" office:value-type="string">
            <text:p text:style-name="P15">PunctArrow</text:p>
          </table:table-cell>
          <table:table-cell table:style-name="Таблица3.B2" office:value-type="string">
            <text:p text:style-name="P13">- &gt; </text:p>
          </table:table-cell>
        </table:table-row>
        <table:table-row>
          <table:table-cell table:style-name="Таблица3.A2" office:value-type="string">
            <text:p text:style-name="P15">PunctDots</text:p>
          </table:table-cell>
          <table:table-cell table:style-name="Таблица3.B2" office:value-type="string">
            <text:p text:style-name="P13"><text:span text:style-name="T8">.</text:span><text:span text:style-name="T43">1..</text:span></text:p>
          </table:table-cell>
        </table:table-row>
        <text:soft-page-break/>
        <table:table-row>
          <table:table-cell table:style-name="Таблица3.A2" office:value-type="string">
            <text:p text:style-name="P15">Word</text:p>
          </table:table-cell>
          <table:table-cell table:style-name="Таблица3.B2" office:value-type="string">
            <text:p text:style-name="P12">L <text:span text:style-name="T42">(</text:span>L<text:span text:style-name="T42">|</text:span>D<text:span text:style-name="T42">)</text:span><text:span text:style-name="T45">*</text:span><text:span text:style-name="T25"> </text:span></text:p>
          </table:table-cell>
        </table:table-row>
        <table:table-row>
          <table:table-cell table:style-name="Таблица3.A2" office:value-type="string">
            <text:p text:style-name="P15">QWord</text:p>
          </table:table-cell>
          <table:table-cell table:style-name="Таблица3.B2" office:value-type="string">
            <text:p text:style-name="P12"><text:span text:style-name="T28">? </text:span>L <text:span text:style-name="T42">(</text:span>L<text:span text:style-name="T42">|</text:span>D<text:span text:style-name="T42">)</text:span><text:span text:style-name="T45">*</text:span></text:p>
          </table:table-cell>
        </table:table-row>
        <table:table-row>
          <table:table-cell table:style-name="Таблица3.A2" office:value-type="string">
            <text:p text:style-name="P15">Dec</text:p>
          </table:table-cell>
          <table:table-cell table:style-name="Таблица3.B2" office:value-type="string">
            <text:p text:style-name="P11"><text:span text:style-name="T2">D</text:span><text:span text:style-name="T43">1..</text:span></text:p>
          </table:table-cell>
        </table:table-row>
        <table:table-row>
          <table:table-cell table:style-name="Таблица3.A2" office:value-type="string">
            <text:p text:style-name="P15">Bin</text:p>
          </table:table-cell>
          <table:table-cell table:style-name="Таблица3.B2" office:value-type="string">
            <text:p text:style-name="P11"><text:span text:style-name="T2">B</text:span><text:span text:style-name="T43">1..</text:span><text:span text:style-name="T24"> </text:span><text:span text:style-name="T47">(</text:span><text:span text:style-name="T29">B</text:span><text:span text:style-name="T47">|</text:span><text:span text:style-name="T30">b</text:span><text:span text:style-name="T47">)</text:span></text:p>
          </table:table-cell>
        </table:table-row>
        <table:table-row>
          <table:table-cell table:style-name="Таблица3.A2" office:value-type="string">
            <text:p text:style-name="P15">Hex</text:p>
          </table:table-cell>
          <table:table-cell table:style-name="Таблица3.B2" office:value-type="string">
            <text:p text:style-name="P11"><text:span text:style-name="T2">H</text:span><text:span text:style-name="T43">1..</text:span><text:span text:style-name="T24"> </text:span><text:span text:style-name="T47">(</text:span><text:span text:style-name="T30">H</text:span><text:span text:style-name="T47">|</text:span><text:span text:style-name="T30">h</text:span><text:span text:style-name="T47">)</text:span></text:p>
          </table:table-cell>
        </table:table-row>
        <table:table-row>
          <table:table-cell table:style-name="Таблица3.A2" office:value-type="string">
            <text:p text:style-name="P15">Number</text:p>
          </table:table-cell>
          <table:table-cell table:style-name="Таблица3.B2" office:value-type="string">
            <text:p text:style-name="P11"><text:span text:style-name="T35">Dec</text:span> <text:span text:style-name="T35">Bin</text:span> <text:span text:style-name="T35">Hex</text:span></text:p>
          </table:table-cell>
        </table:table-row>
        <table:table-row>
          <table:table-cell table:style-name="Таблица3.A2" office:value-type="string">
            <text:p text:style-name="P15">BString</text:p>
          </table:table-cell>
          <table:table-cell table:style-name="Таблица3.B2" office:value-type="string">
            <text:p text:style-name="P11"><text:span text:style-name="T6">&lt;</text:span> <text:span text:style-name="T2">P</text:span><text:span text:style-name="T18">&gt;</text:span><text:span text:style-name="T43">*</text:span><text:span text:style-name="T24"> </text:span><text:span text:style-name="T30">&gt;</text:span></text:p>
          </table:table-cell>
        </table:table-row>
        <table:table-row>
          <table:table-cell table:style-name="Таблица3.A2" office:value-type="string">
            <text:p text:style-name="P15">SString</text:p>
          </table:table-cell>
          <table:table-cell table:style-name="Таблица3.B2" office:value-type="string">
            <text:p text:style-name="P11"><text:span text:style-name="T6">'</text:span> <text:span text:style-name="T2">P</text:span><text:span text:style-name="T18">'</text:span><text:span text:style-name="T43">*</text:span><text:span text:style-name="T27"> </text:span><text:span text:style-name="T30">'</text:span></text:p>
          </table:table-cell>
        </table:table-row>
        <table:table-row>
          <table:table-cell table:style-name="Таблица3.A2" office:value-type="string">
            <text:p text:style-name="P15">DString</text:p>
          </table:table-cell>
          <table:table-cell table:style-name="Таблица3.B2" office:value-type="string">
            <text:p text:style-name="P11"><text:span text:style-name="T34">"</text:span><text:span text:style-name="T8"> </text:span><text:span text:style-name="T48">(</text:span><text:span text:style-name="T8"> </text:span><text:span text:style-name="T7">P</text:span><text:span text:style-name="T17">" </text:span><text:span text:style-name="T48">|</text:span><text:span text:style-name="T8"> </text:span><text:span text:style-name="T6">\</text:span><text:span text:style-name="T8"> </text:span><text:span text:style-name="T7">P</text:span><text:span text:style-name="T8"> </text:span><text:span text:style-name="T48">)</text:span><text:span text:style-name="T46">*</text:span><text:span text:style-name="T8"> </text:span><text:span text:style-name="T34">"</text:span><text:span text:style-name="T6"> </text:span></text:p>
          </table:table-cell>
        </table:table-row>
      </table:table>
      <text:p text:style-name="P3"/>
      <text:p text:style-name="P4"><text:span text:style-name="T4">Two consecutive tokens</text:span> <text:span text:style-name="T12">Number</text:span><text:span text:style-name="T4"> and</text:span> <text:span text:style-name="T12">Word</text:span><text:span text:style-name="T4"> are diagnosed as a error</text:span>. <text:span text:style-name="T4">Tokens from the set </text:span><text:span text:style-name="T12">Number</text:span><text:span text:style-name="T4"> </text:span><text:span text:style-name="T36"></text:span> <text:span text:style-name="T12">Word</text:span><text:span text:style-name="T39"> are also diagnosed as a error.</text:span></text:p>
      <text:h text:style-name="Heading_20_3" text:outline-level="3"><text:span text:style-name="T4">first letter</text:span> <text:span text:style-name="T4">→ token class</text:span></text:h>
      <table:table table:name="Таблица4" table:style-name="Таблица4">
        <table:table-column table:style-name="Таблица4.A"/>
        <table:table-column table:style-name="Таблица4.B"/>
        <table:table-row>
          <table:table-cell table:style-name="Таблица4.A1" office:value-type="string">
            <text:p text:style-name="P12">S</text:p>
          </table:table-cell>
          <table:table-cell table:style-name="Таблица4.B1" office:value-type="string">
            <text:p text:style-name="P15">Space</text:p>
          </table:table-cell>
        </table:table-row>
        <table:table-row>
          <table:table-cell table:style-name="Таблица4.A2" office:value-type="string">
            <text:p text:style-name="P12">C</text:p>
          </table:table-cell>
          <table:table-cell table:style-name="Таблица4.B2" office:value-type="string">
            <text:p text:style-name="P15">PunctSym</text:p>
            <text:p text:style-name="P15">PunctArrow</text:p>
            <text:p text:style-name="P15">PunctDots</text:p>
          </table:table-cell>
        </table:table-row>
        <table:table-row>
          <table:table-cell table:style-name="Таблица4.A2" office:value-type="string">
            <text:p text:style-name="P12">L</text:p>
          </table:table-cell>
          <table:table-cell table:style-name="Таблица4.B2" office:value-type="string">
            <text:p text:style-name="P15">Word</text:p>
          </table:table-cell>
        </table:table-row>
        <table:table-row>
          <table:table-cell table:style-name="Таблица4.A2" office:value-type="string">
            <text:p text:style-name="P12">Q</text:p>
          </table:table-cell>
          <table:table-cell table:style-name="Таблица4.B2" office:value-type="string">
            <text:p text:style-name="P15">QWord</text:p>
          </table:table-cell>
        </table:table-row>
        <table:table-row>
          <table:table-cell table:style-name="Таблица4.A2" office:value-type="string">
            <text:p text:style-name="P12">D</text:p>
          </table:table-cell>
          <table:table-cell table:style-name="Таблица4.B2" office:value-type="string">
            <text:p text:style-name="P15">Number</text:p>
          </table:table-cell>
        </table:table-row>
        <table:table-row>
          <table:table-cell table:style-name="Таблица4.A2" office:value-type="string">
            <text:p text:style-name="P13">/</text:p>
          </table:table-cell>
          <table:table-cell table:style-name="Таблица4.B2" office:value-type="string">
            <text:p text:style-name="P14">/</text:p>
            <text:p text:style-name="P15">ShortComment</text:p>
            <text:p text:style-name="P15">LongComment</text:p>
          </table:table-cell>
        </table:table-row>
        <table:table-row>
          <table:table-cell table:style-name="Таблица4.A2" office:value-type="string">
            <text:p text:style-name="P13">'</text:p>
          </table:table-cell>
          <table:table-cell table:style-name="Таблица4.B2" office:value-type="string">
            <text:p text:style-name="P15">SString</text:p>
          </table:table-cell>
        </table:table-row>
        <table:table-row>
          <table:table-cell table:style-name="Таблица4.A2" office:value-type="string">
            <text:p text:style-name="P17">"</text:p>
          </table:table-cell>
          <table:table-cell table:style-name="Таблица4.B2" office:value-type="string">
            <text:p text:style-name="P15">DString</text:p>
          </table:table-cell>
        </table:table-row>
        <table:table-row>
          <table:table-cell table:style-name="Таблица4.A2" office:value-type="string">
            <text:p text:style-name="P13">&lt;</text:p>
          </table:table-cell>
          <table:table-cell table:style-name="Таблица4.B2" office:value-type="string">
            <text:p text:style-name="P15">BString</text:p>
          </table:table-cell>
        </table:table-row>
      </table:table>
      <text:p text:style-name="Text_20_body"/>
      <text:h text:style-name="Heading_20_3" text:outline-level="3">tokens to atoms</text:h>
      <text:p text:style-name="P3">Tokens are converted to atoms according the following table.</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2">Atoms</text:p>
          </table:table-cell>
          <table:table-cell table:style-name="Таблица6.A1" office:value-type="string">
            <text:p text:style-name="P22">Tokens</text:p>
          </table:table-cell>
          <table:table-cell table:style-name="Таблица6.A1" office:value-type="string">
            <text:p text:style-name="P22">Token values</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12">Number</text:p>
          </table:table-cell>
          <table:table-cell table:style-name="Таблица6.A3" office:value-type="string">
            <text:p text:style-name="P15">Number</text:p>
          </table:table-cell>
          <table:table-cell table:style-name="Таблица6.C3" office:value-type="string">
            <text:p text:style-name="P10"/>
          </table:table-cell>
        </table:table-row>
        <table:table-row>
          <table:table-cell table:style-name="Таблица6.A3" office:value-type="string">
            <text:p text:style-name="P12">String</text:p>
          </table:table-cell>
          <table:table-cell table:style-name="Таблица6.A3" office:value-type="string">
            <text:p text:style-name="P15">SString</text:p>
            <text:p text:style-name="P15"><text:soft-page-break/>DString</text:p>
          </table:table-cell>
          <table:table-cell table:style-name="Таблица6.C3" office:value-type="string">
            <text:p text:style-name="P10"/>
          </table:table-cell>
        </table:table-row>
        <table:table-row>
          <table:table-cell table:style-name="Таблица6.A3" office:value-type="string">
            <text:p text:style-name="P12">FileName</text:p>
          </table:table-cell>
          <table:table-cell table:style-name="Таблица6.A3" office:value-type="string">
            <text:p text:style-name="P15">BString</text:p>
          </table:table-cell>
          <table:table-cell table:style-name="Таблица6.C3" office:value-type="string">
            <text:p text:style-name="P10"/>
          </table:table-cell>
        </table:table-row>
        <table:table-row>
          <table:table-cell table:style-name="Таблица6.A3" office:value-type="string">
            <text:p text:style-name="P12">Name</text:p>
          </table:table-cell>
          <table:table-cell table:style-name="Таблица6.A3" office:value-type="string">
            <text:p text:style-name="P15">Word</text:p>
          </table:table-cell>
          <table:table-cell table:style-name="Таблица6.C3" office:value-type="string">
            <text:p text:style-name="P10"/>
          </table:table-cell>
        </table:table-row>
        <table:table-row>
          <table:table-cell table:style-name="Таблица6.A3" office:value-type="string">
            <text:p text:style-name="P12">QName</text:p>
          </table:table-cell>
          <table:table-cell table:style-name="Таблица6.A3" office:value-type="string">
            <text:p text:style-name="P15">QWord</text:p>
          </table:table-cell>
          <table:table-cell table:style-name="Таблица6.C3" office:value-type="string">
            <text:p text:style-name="P10"/>
          </table:table-cell>
        </table:table-row>
        <table:table-row>
          <table:table-cell table:style-name="Таблица6.A2" office:value-type="string">
            <text:p text:style-name="P12"/>
          </table:table-cell>
          <table:table-cell table:style-name="Таблица6.B2" office:value-type="string">
            <text:p text:style-name="P15"/>
          </table:table-cell>
          <table:table-cell table:style-name="Таблица6.C2" office:value-type="string">
            <text:p text:style-name="P10"/>
          </table:table-cell>
        </table:table-row>
        <table:table-row>
          <table:table-cell table:style-name="Таблица6.A3" office:value-type="string">
            <text:p text:style-name="P12">int</text:p>
          </table:table-cell>
          <table:table-cell table:style-name="Таблица6.A3" office:value-type="string">
            <text:p text:style-name="P15">Word</text:p>
          </table:table-cell>
          <table:table-cell table:style-name="Таблица6.C3" office:value-type="string">
            <text:p text:style-name="P11">“int”</text:p>
          </table:table-cell>
        </table:table-row>
        <table:table-row>
          <table:table-cell table:style-name="Таблица6.A3" office:value-type="string">
            <text:p text:style-name="P12">sint</text:p>
          </table:table-cell>
          <table:table-cell table:style-name="Таблица6.A3" office:value-type="string">
            <text:p text:style-name="P15">Word</text:p>
          </table:table-cell>
          <table:table-cell table:style-name="Таблица6.C3" office:value-type="string">
            <text:p text:style-name="P11">“sint”</text:p>
          </table:table-cell>
        </table:table-row>
        <table:table-row>
          <table:table-cell table:style-name="Таблица6.A3" office:value-type="string">
            <text:p text:style-name="P12">uint</text:p>
          </table:table-cell>
          <table:table-cell table:style-name="Таблица6.A3" office:value-type="string">
            <text:p text:style-name="P15">Word</text:p>
          </table:table-cell>
          <table:table-cell table:style-name="Таблица6.C3" office:value-type="string">
            <text:p text:style-name="P11">“uint”</text:p>
          </table:table-cell>
        </table:table-row>
        <table:table-row>
          <table:table-cell table:style-name="Таблица6.A3" office:value-type="string">
            <text:p text:style-name="P12">ulen</text:p>
          </table:table-cell>
          <table:table-cell table:style-name="Таблица6.A3" office:value-type="string">
            <text:p text:style-name="P15">Word</text:p>
          </table:table-cell>
          <table:table-cell table:style-name="Таблица6.C3" office:value-type="string">
            <text:p text:style-name="P11">“ulen”</text:p>
          </table:table-cell>
        </table:table-row>
        <table:table-row>
          <table:table-cell table:style-name="Таблица6.A3" office:value-type="string">
            <text:p text:style-name="P12">sint8</text:p>
          </table:table-cell>
          <table:table-cell table:style-name="Таблица6.A3" office:value-type="string">
            <text:p text:style-name="P15">Word</text:p>
          </table:table-cell>
          <table:table-cell table:style-name="Таблица6.C3" office:value-type="string">
            <text:p text:style-name="P11">“sint8”</text:p>
          </table:table-cell>
        </table:table-row>
        <table:table-row>
          <table:table-cell table:style-name="Таблица6.A3" office:value-type="string">
            <text:p text:style-name="P12">sint16</text:p>
          </table:table-cell>
          <table:table-cell table:style-name="Таблица6.A3" office:value-type="string">
            <text:p text:style-name="P15">Word</text:p>
          </table:table-cell>
          <table:table-cell table:style-name="Таблица6.C3" office:value-type="string">
            <text:p text:style-name="P11">“sint16”</text:p>
          </table:table-cell>
        </table:table-row>
        <table:table-row>
          <table:table-cell table:style-name="Таблица6.A3" office:value-type="string">
            <text:p text:style-name="P12">sint32</text:p>
          </table:table-cell>
          <table:table-cell table:style-name="Таблица6.A3" office:value-type="string">
            <text:p text:style-name="P15">Word</text:p>
          </table:table-cell>
          <table:table-cell table:style-name="Таблица6.C3" office:value-type="string">
            <text:p text:style-name="P11">“sint32”</text:p>
          </table:table-cell>
        </table:table-row>
        <table:table-row>
          <table:table-cell table:style-name="Таблица6.A3" office:value-type="string">
            <text:p text:style-name="P12">sint64</text:p>
          </table:table-cell>
          <table:table-cell table:style-name="Таблица6.A3" office:value-type="string">
            <text:p text:style-name="P15">Word</text:p>
          </table:table-cell>
          <table:table-cell table:style-name="Таблица6.C3" office:value-type="string">
            <text:p text:style-name="P11">“sint64”</text:p>
          </table:table-cell>
        </table:table-row>
        <table:table-row>
          <table:table-cell table:style-name="Таблица6.A3" office:value-type="string">
            <text:p text:style-name="P12">uint8</text:p>
          </table:table-cell>
          <table:table-cell table:style-name="Таблица6.A3" office:value-type="string">
            <text:p text:style-name="P15">Word</text:p>
          </table:table-cell>
          <table:table-cell table:style-name="Таблица6.C3" office:value-type="string">
            <text:p text:style-name="P11">“uint8”</text:p>
          </table:table-cell>
        </table:table-row>
        <table:table-row>
          <table:table-cell table:style-name="Таблица6.A3" office:value-type="string">
            <text:p text:style-name="P12">uint16</text:p>
          </table:table-cell>
          <table:table-cell table:style-name="Таблица6.A3" office:value-type="string">
            <text:p text:style-name="P15">Word</text:p>
          </table:table-cell>
          <table:table-cell table:style-name="Таблица6.C3" office:value-type="string">
            <text:p text:style-name="P11">“uint16”</text:p>
          </table:table-cell>
        </table:table-row>
        <table:table-row>
          <table:table-cell table:style-name="Таблица6.A3" office:value-type="string">
            <text:p text:style-name="P12">uint32</text:p>
          </table:table-cell>
          <table:table-cell table:style-name="Таблица6.A3" office:value-type="string">
            <text:p text:style-name="P15">Word</text:p>
          </table:table-cell>
          <table:table-cell table:style-name="Таблица6.C3" office:value-type="string">
            <text:p text:style-name="P11">“uint32”</text:p>
          </table:table-cell>
        </table:table-row>
        <table:table-row>
          <table:table-cell table:style-name="Таблица6.A3" office:value-type="string">
            <text:p text:style-name="P12">uint64</text:p>
          </table:table-cell>
          <table:table-cell table:style-name="Таблица6.A3" office:value-type="string">
            <text:p text:style-name="P15">Word</text:p>
          </table:table-cell>
          <table:table-cell table:style-name="Таблица6.C3" office:value-type="string">
            <text:p text:style-name="P11">“uint64”</text:p>
          </table:table-cell>
        </table:table-row>
        <table:table-row>
          <table:table-cell table:style-name="Таблица6.A3" office:value-type="string">
            <text:p text:style-name="P12">text</text:p>
          </table:table-cell>
          <table:table-cell table:style-name="Таблица6.A3" office:value-type="string">
            <text:p text:style-name="P15">Word</text:p>
          </table:table-cell>
          <table:table-cell table:style-name="Таблица6.C3" office:value-type="string">
            <text:p text:style-name="P11">“text”</text:p>
          </table:table-cell>
        </table:table-row>
        <table:table-row>
          <table:table-cell table:style-name="Таблица6.A3" office:value-type="string">
            <text:p text:style-name="P12">ip</text:p>
          </table:table-cell>
          <table:table-cell table:style-name="Таблица6.A3" office:value-type="string">
            <text:p text:style-name="P15">Word</text:p>
          </table:table-cell>
          <table:table-cell table:style-name="Таблица6.C3" office:value-type="string">
            <text:p text:style-name="P11">“ip”</text:p>
          </table:table-cell>
        </table:table-row>
        <table:table-row>
          <table:table-cell table:style-name="Таблица6.A3" office:value-type="string">
            <text:p text:style-name="P12">struct</text:p>
          </table:table-cell>
          <table:table-cell table:style-name="Таблица6.A3" office:value-type="string">
            <text:p text:style-name="P15">Word</text:p>
          </table:table-cell>
          <table:table-cell table:style-name="Таблица6.C3" office:value-type="string">
            <text:p text:style-name="P11">“struct”</text:p>
          </table:table-cell>
        </table:table-row>
        <table:table-row>
          <table:table-cell table:style-name="Таблица6.A3" office:value-type="string">
            <text:p text:style-name="P12">type</text:p>
          </table:table-cell>
          <table:table-cell table:style-name="Таблица6.A3" office:value-type="string">
            <text:p text:style-name="P15">Word</text:p>
          </table:table-cell>
          <table:table-cell table:style-name="Таблица6.C3" office:value-type="string">
            <text:p text:style-name="P11">“type”</text:p>
          </table:table-cell>
        </table:table-row>
        <table:table-row>
          <table:table-cell table:style-name="Таблица6.A3" office:value-type="string">
            <text:p text:style-name="P12">null</text:p>
          </table:table-cell>
          <table:table-cell table:style-name="Таблица6.A3" office:value-type="string">
            <text:p text:style-name="P15">Word</text:p>
          </table:table-cell>
          <table:table-cell table:style-name="Таблица6.C3" office:value-type="string">
            <text:p text:style-name="P11">“null”</text:p>
          </table:table-cell>
        </table:table-row>
        <table:table-row>
          <table:table-cell table:style-name="Таблица6.A3" office:value-type="string">
            <text:p text:style-name="P12">scope</text:p>
          </table:table-cell>
          <table:table-cell table:style-name="Таблица6.A3" office:value-type="string">
            <text:p text:style-name="P15">Word</text:p>
          </table:table-cell>
          <table:table-cell table:style-name="Таблица6.C3" office:value-type="string">
            <text:p text:style-name="P11">“scope”</text:p>
          </table:table-cell>
        </table:table-row>
        <table:table-row>
          <table:table-cell table:style-name="Таблица6.A3" office:value-type="string">
            <text:p text:style-name="P12">include</text:p>
          </table:table-cell>
          <table:table-cell table:style-name="Таблица6.A3" office:value-type="string">
            <text:p text:style-name="P15">Word</text:p>
          </table:table-cell>
          <table:table-cell table:style-name="Таблица6.C3" office:value-type="string">
            <text:p text:style-name="P11">“include”</text:p>
          </table:table-cell>
        </table:table-row>
        <table:table-row>
          <table:table-cell table:style-name="Таблица6.A3" office:value-type="string">
            <text:p text:style-name="P12">const</text:p>
          </table:table-cell>
          <table:table-cell table:style-name="Таблица6.A3" office:value-type="string">
            <text:p text:style-name="P15">Word</text:p>
          </table:table-cell>
          <table:table-cell table:style-name="Таблица6.C3" office:value-type="string">
            <text:p text:style-name="P11">“const”</text:p>
          </table:table-cell>
        </table:table-row>
        <table:table-row>
          <table:table-cell table:style-name="Таблица6.A2" office:value-type="string">
            <text:p text:style-name="P12"/>
          </table:table-cell>
          <table:table-cell table:style-name="Таблица6.B2" office:value-type="string">
            <text:p text:style-name="P15"/>
          </table:table-cell>
          <table:table-cell table:style-name="Таблица6.C2" office:value-type="string">
            <text:p text:style-name="P11"/>
          </table:table-cell>
        </table:table-row>
        <table:table-row>
          <table:table-cell table:style-name="Таблица6.A3" office:value-type="string">
            <text:p text:style-name="P12">→</text:p>
          </table:table-cell>
          <table:table-cell table:style-name="Таблица6.A3" office:value-type="string">
            <text:p text:style-name="P15">PunctArrow</text:p>
          </table:table-cell>
          <table:table-cell table:style-name="Таблица6.C3" office:value-type="string">
            <text:p text:style-name="P11">“-&gt;”</text:p>
          </table:table-cell>
        </table:table-row>
        <table:table-row>
          <table:table-cell table:style-name="Таблица6.A3" office:value-type="string">
            <text:p text:style-name="P12">.</text:p>
          </table:table-cell>
          <table:table-cell table:style-name="Таблица6.A3" office:value-type="string">
            <text:p text:style-name="P15">PunctDots</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Dots</text:p>
          </table:table-cell>
          <table:table-cell table:style-name="Таблица6.C3" office:value-type="string">
            <text:p text:style-name="P11">“..” “...” ets. </text:p>
          </table:table-cell>
        </table:table-row>
        <table:table-row>
          <table:table-cell table:style-name="Таблица6.A2" office:value-type="string">
            <text:p text:style-name="P12"/>
          </table:table-cell>
          <table:table-cell table:style-name="Таблица6.B2" office:value-type="string">
            <text:p text:style-name="P15"/>
          </table:table-cell>
          <table:table-cell table:style-name="Таблица6.C2" office:value-type="string">
            <text:p text:style-name="P10"/>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0"><text:span text:style-name="T4">“</text:span>*<text:span text:style-name="T4">”</text:span></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0"><text:span text:style-name="T4">“</text:span>,<text:span text:style-name="T4">”</text:span></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0"><text:span text:style-name="T4">“</text:span>;<text:span text:style-name="T4">”</text:span></text:p>
          </table:table-cell>
        </table:table-row>
        <text:soft-page-break/>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amp;</text:p>
          </table:table-cell>
          <table:table-cell table:style-name="Таблица6.A3" office:value-type="string">
            <text:p text:style-name="P15">PunctSym</text:p>
          </table:table-cell>
          <table:table-cell table:style-name="Таблица6.C3" office:value-type="string">
            <text:p text:style-name="P11">“&amp;”</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row>
          <table:table-cell table:style-name="Таблица6.A3" office:value-type="string">
            <text:p text:style-name="P12">}</text:p>
          </table:table-cell>
          <table:table-cell table:style-name="Таблица6.A3" office:value-type="string">
            <text:p text:style-name="P15">PunctSym</text:p>
          </table:table-cell>
          <table:table-cell table:style-name="Таблица6.C3" office:value-type="string">
            <text:p text:style-name="P11">“}”</text:p>
          </table:table-cell>
        </table:table-row>
      </table:table>
      <text:p text:style-name="P4"/>
      <text:h text:style-name="P27" text:outline-level="2">4. Parsing phase.</text:h>
      <text:p text:style-name="Text_20_body">During the parsing phase the sequence of atoms is folded into the <text:span text:style-name="T2">AST</text:span>. <text:span text:style-name="T2">DDL</text:span> is an <text:span text:style-name="T2">LR1</text:span> language, so it can be done using an <text:span text:style-name="T2">LR1</text:span> parser.</text:p>
      <text:h text:style-name="Heading_20_3" text:outline-level="3">DDL grammar</text:h>
      <text:p text:style-name="Text_20_body">Here is a <text:span text:style-name="T6">conditional recursive grammar</text:span> of <text:span text:style-name="T2">DDL</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1">! BODY</text:p>
          </table:table-cell>
          <table:table-cell table:style-name="Таблица5.B1" table:number-columns-spanned="3" office:value-type="string">
            <text:p text:style-name="P13">empty</text:p>
            <text:p text:style-name="P11">BODY SCOPE</text:p>
            <text:p text:style-name="P11">BODY INCLUDE</text:p>
            <text:p text:style-name="P11">BODY TYPE</text:p>
            <text:p text:style-name="P11">BODY CONST</text:p>
            <text:p text:style-name="P11">BODY STRUCT <text:span text:style-name="T2">;</text:span></text:p>
          </table:table-cell>
          <table:covered-table-cell/>
          <table:covered-table-cell/>
        </table:table-row>
        <table:table-row>
          <table:table-cell table:style-name="Таблица5.A2" office:value-type="string">
            <text:p text:style-name="P11">SCOPE</text:p>
          </table:table-cell>
          <table:table-cell table:style-name="Таблица5.B2" table:number-columns-spanned="3" office:value-type="string">
            <text:p text:style-name="P11"><text:span text:style-name="T49">scope</text:span> <text:span text:style-name="T49">Name</text:span> <text:span text:style-name="T49">{</text:span> BODY <text:span text:style-name="T49">}</text:span></text:p>
          </table:table-cell>
          <table:covered-table-cell/>
          <table:covered-table-cell/>
        </table:table-row>
        <table:table-row>
          <table:table-cell table:style-name="Таблица5.A2" office:value-type="string">
            <text:p text:style-name="P11">INCLUDE</text:p>
          </table:table-cell>
          <table:table-cell table:style-name="Таблица5.B2" table:number-columns-spanned="3" office:value-type="string">
            <text:p text:style-name="P11"><text:span text:style-name="T49">include</text:span> <text:span text:style-name="T49">FileName</text:span></text:p>
          </table:table-cell>
          <table:covered-table-cell/>
          <table:covered-table-cell/>
        </table:table-row>
        <table:table-row>
          <table:table-cell table:style-name="Таблица5.A2" office:value-type="string">
            <text:p text:style-name="P11">TYPE</text:p>
          </table:table-cell>
          <table:table-cell table:style-name="Таблица5.B2" table:number-columns-spanned="3" office:value-type="string">
            <text:p text:style-name="P11"><text:span text:style-name="T49">type</text:span> <text:span text:style-name="T49">Name</text:span> <text:span text:style-name="T49">=</text:span> TYPEDEF <text:span text:style-name="T49">;</text:span></text:p>
          </table:table-cell>
          <table:covered-table-cell/>
          <table:covered-table-cell/>
        </table:table-row>
        <table:table-row table:style-name="Таблица5.5">
          <table:table-cell table:style-name="Таблица5.A2" office:value-type="string">
            <text:p text:style-name="P11">CONST</text:p>
          </table:table-cell>
          <table:table-cell table:style-name="Таблица5.B2" table:number-columns-spanned="3" office:value-type="string">
            <text:p text:style-name="P11">TYPEDEF <text:span text:style-name="T2">Name</text:span> <text:span text:style-name="T2">=</text:span> EXPR <text:span text:style-name="T2">;</text:span></text:p>
          </table:table-cell>
          <table:covered-table-cell/>
          <table:covered-table-cell/>
        </table:table-row>
        <table:table-row>
          <table:table-cell table:style-name="Таблица5.A1" office:value-type="string">
            <text:p text:style-name="P10"/>
          </table:table-cell>
          <table:table-cell table:style-name="Таблица5.B6" table:number-columns-spanned="3" office:value-type="string">
            <text:p text:style-name="P10"/>
          </table:table-cell>
          <table:covered-table-cell/>
          <table:covered-table-cell/>
        </table:table-row>
        <table:table-row>
          <table:table-cell table:style-name="Таблица5.A2" office:value-type="string">
            <text:p text:style-name="P11">RNAME</text:p>
          </table:table-cell>
          <table:table-cell table:style-name="Таблица5.B2" table:number-columns-spanned="3" office:value-type="string">
            <text:p text:style-name="P12">Name</text:p>
            <text:p text:style-name="P11">RNAME <text:span text:style-name="T2">#</text:span> <text:span text:style-name="T2">Name</text:span></text:p>
          </table:table-cell>
          <table:covered-table-cell/>
          <table:covered-table-cell/>
        </table:table-row>
        <table:table-row>
          <table:table-cell table:style-name="Таблица5.A2" office:value-type="string">
            <text:p text:style-name="P11">NAME</text:p>
          </table:table-cell>
          <table:table-cell table:style-name="Таблица5.B2" table:number-columns-spanned="3" office:value-type="string">
            <text:p text:style-name="P11">RNAME</text:p>
            <text:p text:style-name="P11"><text:span text:style-name="T2">#</text:span> RNAME</text:p>
            <text:p text:style-name="P11"><text:span text:style-name="T2">.</text:span> <text:span text:style-name="T2">#</text:span> RNAME</text:p>
            <text:p text:style-name="P11"><text:span text:style-name="T2">...</text:span> <text:span text:style-name="T2">#</text:span> RNAME</text:p>
          </table:table-cell>
          <table:covered-table-cell/>
          <table:covered-table-cell/>
        </table:table-row>
        <table:table-row>
          <table:table-cell table:style-name="Таблица5.A2" office:value-type="string">
            <text:p text:style-name="P11">RQNAME</text:p>
          </table:table-cell>
          <table:table-cell table:style-name="Таблица5.B2" table:number-columns-spanned="3" office:value-type="string">
            <text:p text:style-name="P12">Name</text:p>
            <text:p text:style-name="P12">QName</text:p>
            <text:p text:style-name="P11">RQNAME <text:span text:style-name="T2">#</text:span> <text:span text:style-name="T2">Name</text:span></text:p>
            <text:p text:style-name="P11">RQNAME <text:span text:style-name="T2">#</text:span> <text:span text:style-name="T2">QName</text:span></text:p>
          </table:table-cell>
          <table:covered-table-cell/>
          <table:covered-table-cell/>
        </table:table-row>
        <table:table-row>
          <table:table-cell table:style-name="Таблица5.A2" office:value-type="string">
            <text:p text:style-name="P11">QNAME</text:p>
          </table:table-cell>
          <table:table-cell table:style-name="Таблица5.B2" table:number-columns-spanned="3" office:value-type="string">
            <text:p text:style-name="P11">RQNAME</text:p>
            <text:p text:style-name="P11"><text:span text:style-name="T2">#</text:span> RQNAME</text:p>
            <text:p text:style-name="P11"><text:span text:style-name="T2">.</text:span> <text:span text:style-name="T2">#</text:span> RQNAME</text:p>
            <text:p text:style-name="P11"><text:span text:style-name="T2">...</text:span> <text:span text:style-name="T2">#</text:span> RQNAME</text:p>
          </table:table-cell>
          <table:covered-table-cell/>
          <table:covered-table-cell/>
        </table:table-row>
        <table:table-row>
          <table:table-cell table:style-name="Таблица5.A2" office:value-type="string">
            <text:p text:style-name="P11">INT_TYPE</text:p>
          </table:table-cell>
          <table:table-cell table:style-name="Таблица5.B2" table:number-columns-spanned="3" office:value-type="string">
            <text:p text:style-name="P12">int</text:p>
            <text:p text:style-name="P12">sint</text:p>
            <text:p text:style-name="P12">uint</text:p>
            <text:p text:style-name="P12">ulen</text:p>
            <text:p text:style-name="P12">sint8</text:p>
            <text:p text:style-name="P12">uint8</text:p>
            <text:p text:style-name="P12">sint16</text:p>
            <text:p text:style-name="P12">uint16</text:p>
            <text:p text:style-name="P12"><text:soft-page-break/>sint32</text:p>
            <text:p text:style-name="P12">uint32</text:p>
            <text:p text:style-name="P12">sint64</text:p>
            <text:p text:style-name="P12">uint64</text:p>
          </table:table-cell>
          <table:covered-table-cell/>
          <table:covered-table-cell/>
        </table:table-row>
        <table:table-row>
          <table:table-cell table:style-name="Таблица5.A2" office:value-type="string">
            <text:p text:style-name="P11">BASE_TYPE</text:p>
          </table:table-cell>
          <table:table-cell table:style-name="Таблица5.B2" table:number-columns-spanned="3" office:value-type="string">
            <text:p text:style-name="P16">INT_TYPE</text:p>
            <text:p text:style-name="P12">text</text:p>
            <text:p text:style-name="P12">ip</text:p>
          </table:table-cell>
          <table:covered-table-cell/>
          <table:covered-table-cell/>
        </table:table-row>
        <table:table-row>
          <table:table-cell table:style-name="Таблица5.A2" office:value-type="string">
            <text:p text:style-name="P11"/>
          </table:table-cell>
          <table:table-cell table:style-name="Таблица5.B1" table:number-columns-spanned="3" office:value-type="string">
            <text:p text:style-name="P16"/>
          </table:table-cell>
          <table:covered-table-cell/>
          <table:covered-table-cell/>
        </table:table-row>
        <table:table-row>
          <table:table-cell table:style-name="Таблица5.A2" office:value-type="string">
            <text:p text:style-name="P11">TYPEDEF</text:p>
          </table:table-cell>
          <table:table-cell table:style-name="Таблица5.B2" table:number-columns-spanned="3" office:value-type="string">
            <text:p text:style-name="P11">NAME</text:p>
            <text:p text:style-name="P11">BASE_TYPE</text:p>
            <text:p text:style-name="P11">TYPEDEF <text:span text:style-name="T2">*</text:span></text:p>
            <text:p text:style-name="P16"><text:span text:style-name="T2">{</text:span> TYPEDEF_LIST <text:span text:style-name="T2">}</text:span> <text:span text:style-name="T2">*</text:span></text:p>
            <text:p text:style-name="P11">TYPEDEF <text:span text:style-name="T2">[</text:span> <text:span text:style-name="T2">]</text:span></text:p>
            <text:p text:style-name="P11">TYPEDEF <text:span text:style-name="T2">[</text:span> EXPR <text:span text:style-name="T2">]</text:span></text:p>
            <text:p text:style-name="P11">STRUCT</text:p>
          </table:table-cell>
          <table:covered-table-cell/>
          <table:covered-table-cell/>
        </table:table-row>
        <table:table-row>
          <table:table-cell table:style-name="Таблица5.A2" office:value-type="string">
            <text:p text:style-name="P11">TYPEDEF_LIST</text:p>
          </table:table-cell>
          <table:table-cell table:style-name="Таблица5.B2" table:number-columns-spanned="3" office:value-type="string">
            <text:p text:style-name="P11">TYPEDEF</text:p>
            <text:p text:style-name="P11">TYPEDEF_LIST <text:span text:style-name="T2">,</text:span> TYPEDEF</text:p>
          </table:table-cell>
          <table:covered-table-cell/>
          <table:covered-table-cell/>
        </table:table-row>
        <table:table-row>
          <table:table-cell table:style-name="Таблица5.A1" office:value-type="string">
            <text:p text:style-name="P10"/>
          </table:table-cell>
          <table:table-cell table:style-name="Таблица5.B6" table:number-columns-spanned="3" office:value-type="string">
            <text:p text:style-name="P10"/>
          </table:table-cell>
          <table:covered-table-cell/>
          <table:covered-table-cell/>
        </table:table-row>
        <table:table-row>
          <table:table-cell table:style-name="Таблица5.A2" office:value-type="string">
            <text:p text:style-name="P11">STRUCT</text:p>
          </table:table-cell>
          <table:table-cell table:style-name="Таблица5.B2" table:number-columns-spanned="3" office:value-type="string">
            <text:p text:style-name="P11"><text:span text:style-name="T2">struct</text:span> <text:span text:style-name="T2">Name</text:span> <text:span text:style-name="T2">{</text:span> SBODY <text:span text:style-name="T2">}</text:span></text:p>
          </table:table-cell>
          <table:covered-table-cell/>
          <table:covered-table-cell/>
        </table:table-row>
        <table:table-row>
          <table:table-cell table:style-name="Таблица5.A2" office:value-type="string">
            <text:p text:style-name="P11">SBODY</text:p>
          </table:table-cell>
          <table:table-cell table:style-name="Таблица5.B2" table:number-columns-spanned="3" office:value-type="string">
            <text:p text:style-name="P13">empty</text:p>
            <text:p text:style-name="P11"><text:span text:style-name="T26">S</text:span>BODY<text:span text:style-name="T26"> </text:span>TYPE</text:p>
            <text:p text:style-name="P11">SBODY <text:span text:style-name="T2">const</text:span> CONST</text:p>
            <text:p text:style-name="P11">SBODY STRUCT <text:span text:style-name="T2">;</text:span></text:p>
            <text:p text:style-name="P11">SBODY TYPEDEF <text:span text:style-name="T2">Name</text:span> <text:span text:style-name="T2">;</text:span></text:p>
            <text:p text:style-name="P11">SBODY TYPEDEF <text:span text:style-name="T2">Name</text:span> <text:span text:style-name="T2">=</text:span> EXPR <text:span text:style-name="T2">;</text:span></text:p>
          </table:table-cell>
          <table:covered-table-cell/>
          <table:covered-table-cell/>
        </table:table-row>
        <table:table-row table:style-name="Таблица5.19">
          <table:table-cell table:style-name="Таблица5.A1" office:value-type="string">
            <text:p text:style-name="P10"/>
          </table:table-cell>
          <table:table-cell table:style-name="Таблица5.B6" table:number-columns-spanned="3" office:value-type="string">
            <text:p text:style-name="P10"/>
          </table:table-cell>
          <table:covered-table-cell/>
          <table:covered-table-cell/>
        </table:table-row>
        <table:table-row>
          <table:table-cell table:style-name="Таблица5.A2" office:value-type="string">
            <text:p text:style-name="P11">EXPR <text:span text:style-name="T50">: </text:span></text:p>
            <text:p text:style-name="P18"><text:s text:c="2"/>list ,</text:p>
            <text:p text:style-name="P18"><text:s text:c="2"/>add ,</text:p>
            <text:p text:style-name="P18"><text:s text:c="2"/>mul ,</text:p>
            <text:p text:style-name="P18"><text:s text:c="2"/>un ,</text:p>
            <text:p text:style-name="P18"><text:s text:c="2"/>num ,</text:p>
            <text:p text:style-name="P18"><text:s text:c="2"/>post ,</text:p>
            <text:p text:style-name="P18"><text:s text:c="2"/>prim</text:p>
          </table:table-cell>
          <table:table-cell table:style-name="Таблица5.A2" office:value-type="string">
            <text:p text:style-name="P11"><text:span text:style-name="T2">( </text:span><text:span text:style-name="T3">EXPR</text:span><text:span text:style-name="T2"> ) <text:s text:c="21"/></text:span></text:p>
            <text:p text:style-name="P16">QNAME</text:p>
            <text:p text:style-name="P16">LITERAL <text:s text:c="22"/></text:p>
            <text:p text:style-name="P16">ITYPE <text:span text:style-name="T2">(</text:span> EXPR <text:span text:style-name="T2">) <text:s text:c="15"/></text:span></text:p>
            <text:p text:style-name="P16"/>
            <text:p text:style-name="P16">EXPR<text:span text:style-name="T50">.a</text:span> <text:span text:style-name="T2">.</text:span> <text:span text:style-name="T2">Name</text:span></text:p>
            <text:p text:style-name="P16">EXPR<text:span text:style-name="T50">.a</text:span> <text:span text:style-name="T2">→ Name</text:span> <text:s/><text:span text:style-name="T50"><text:s/></text:span></text:p>
            <text:p text:style-name="P16">EXPR<text:span text:style-name="T50">.a</text:span> <text:span text:style-name="T2">[</text:span> EXPR <text:span text:style-name="T2">]</text:span> <text:span text:style-name="T50"><text:s text:c="2"/></text:span></text:p>
            <text:p text:style-name="P16"/>
            <text:p text:style-name="P12">Number</text:p>
            <text:p text:style-name="P12"><text:s text:c="24"/></text:p>
            <text:p text:style-name="P16"><text:span text:style-name="T2">*</text:span> EXPR<text:span text:style-name="T50">.a <text:s text:c="10"/></text:span></text:p>
            <text:p text:style-name="P16"><text:span text:style-name="T2">&amp;</text:span> EXPR<text:span text:style-name="T50">.a <text:s text:c="10"/></text:span></text:p>
            <text:p text:style-name="P16"><text:span text:style-name="T2">+</text:span> EXPR<text:span text:style-name="T50">.a <text:s text:c="10"/></text:span></text:p>
            <text:p text:style-name="P16"><text:span text:style-name="T2">-</text:span> EXPR<text:span text:style-name="T50">.a <text:s text:c="10"/></text:span></text:p>
            <text:p text:style-name="P16"><text:soft-page-break/>EXPR<text:span text:style-name="T50">.a</text:span> <text:span text:style-name="T2">*</text:span> EXPR<text:span text:style-name="T50">.b <text:s/></text:span></text:p>
            <text:p text:style-name="P16">EXPR<text:span text:style-name="T50">.a</text:span> <text:span text:style-name="T2">/</text:span> EXPR<text:span text:style-name="T50">.b <text:s/></text:span></text:p>
            <text:p text:style-name="P16">EXPR<text:span text:style-name="T50">.a</text:span> <text:span text:style-name="T2">%</text:span> EXPR<text:span text:style-name="T50">.b <text:s/></text:span></text:p>
            <text:p text:style-name="P16"/>
            <text:p text:style-name="P16">EXPR<text:span text:style-name="T50">.a</text:span> <text:span text:style-name="T2">+</text:span> EXPR<text:span text:style-name="T50">.b <text:s/></text:span></text:p>
            <text:p text:style-name="P16">EXPR<text:span text:style-name="T50">.a</text:span> <text:span text:style-name="T2">–</text:span> EXPR<text:span text:style-name="T50">.b <text:s/></text:span></text:p>
            <text:p text:style-name="P12"/>
            <text:p text:style-name="P11"><text:span text:style-name="T2">{</text:span> <text:span text:style-name="T2">} <text:s text:c="24"/></text:span></text:p>
            <text:p text:style-name="P11"><text:span text:style-name="T2">{</text:span> EXPR_LIST <text:span text:style-name="T2">} <text:s text:c="14"/></text:span></text:p>
            <text:p text:style-name="P11"><text:span text:style-name="T2">{</text:span> NAMED_EXPR_LIST <text:span text:style-name="T2">} <text:s text:c="8"/></text:span><text:span text:style-name="T2"><text:s/></text:span></text:p>
            <text:p text:style-name="P11"><text:span text:style-name="T3">EXPR </text:span><text:span text:style-name="T2">{</text:span><text:span text:style-name="T3"> </text:span><text:span text:style-name="T2">} <text:s text:c="19"/></text:span></text:p>
            <text:p text:style-name="P11"><text:span text:style-name="T3">EXPR </text:span><text:span text:style-name="T2">{</text:span><text:span text:style-name="T3"> NAMED_EXPR_LIST </text:span><text:span text:style-name="T2">} <text:s text:c="3"/></text:span></text:p>
          </table:table-cell>
          <table:table-cell table:style-name="Таблица5.A2" office:value-type="string">
            <text:p text:style-name="P11"/>
            <text:p text:style-name="P11"/>
            <text:p text:style-name="P11"/>
            <text:p text:style-name="P11"/>
            <text:p text:style-name="P11"/>
            <text:p text:style-name="P19">if( a&gt;=post )</text:p>
            <text:p text:style-name="P19">if( a&gt;=post )</text:p>
            <text:p text:style-name="P19">if( a&gt;=num )</text:p>
            <text:p text:style-name="P19"/>
            <text:p text:style-name="P19"/>
            <text:p text:style-name="P19"/>
            <text:p text:style-name="P19">if( a&gt;=un )</text:p>
            <text:p text:style-name="P19">if( a&gt;=un )</text:p>
            <text:p text:style-name="P19">if( a&gt;=un )</text:p>
            <text:p text:style-name="P19">if( a&gt;=un )</text:p>
            <text:p text:style-name="P19"><text:soft-page-break/>if( a&gt;=mul &amp; b&gt;=un )</text:p>
            <text:p text:style-name="P19">if( a&gt;=mul &amp; b&gt;=un )</text:p>
            <text:p text:style-name="P19">if( a&gt;=mul &amp; b&gt;=un )</text:p>
            <text:p text:style-name="P19"/>
            <text:p text:style-name="P19">if( a&gt;=add &amp; b&gt;=mul )</text:p>
            <text:p text:style-name="P19">if( a&gt;=add &amp; b&gt;=mul )</text:p>
          </table:table-cell>
          <table:table-cell table:style-name="Таблица5.B2" office:value-type="string">
            <text:p text:style-name="P19">= prim</text:p>
            <text:p text:style-name="P19">= prim</text:p>
            <text:p text:style-name="P19">= prim</text:p>
            <text:p text:style-name="P19">= prim</text:p>
            <text:p text:style-name="P19"/>
            <text:p text:style-name="P19">= post</text:p>
            <text:p text:style-name="P19">= post</text:p>
            <text:p text:style-name="P19">= post</text:p>
            <text:p text:style-name="P19"/>
            <text:p text:style-name="P19">= num</text:p>
            <text:p text:style-name="P19"/>
            <text:p text:style-name="P19">= post</text:p>
            <text:p text:style-name="P19">= post</text:p>
            <text:p text:style-name="P19">= post</text:p>
            <text:p text:style-name="P19">= post</text:p>
            <text:p text:style-name="P19"><text:soft-page-break/>= mul</text:p>
            <text:p text:style-name="P19">= mul</text:p>
            <text:p text:style-name="P19">= mul</text:p>
            <text:p text:style-name="P19"/>
            <text:p text:style-name="P19">= add</text:p>
            <text:p text:style-name="P19">= add</text:p>
            <text:p text:style-name="P19"/>
            <text:p text:style-name="P19">= list</text:p>
            <text:p text:style-name="P19">= list</text:p>
            <text:p text:style-name="P19">= list</text:p>
            <text:p text:style-name="P19">= list</text:p>
            <text:p text:style-name="P19">= list</text:p>
          </table:table-cell>
        </table:table-row>
        <table:table-row>
          <table:table-cell table:style-name="Таблица5.A2" office:value-type="string">
            <text:p text:style-name="P11"/>
          </table:table-cell>
          <table:table-cell table:style-name="Таблица5.B2" table:number-columns-spanned="3" office:value-type="string">
            <text:p text:style-name="P16"/>
          </table:table-cell>
          <table:covered-table-cell/>
          <table:covered-table-cell/>
        </table:table-row>
        <table:table-row>
          <table:table-cell table:style-name="Таблица5.A2" office:value-type="string">
            <text:p text:style-name="P11">EXPR_LIST</text:p>
          </table:table-cell>
          <table:table-cell table:style-name="Таблица5.B2" table:number-columns-spanned="3" office:value-type="string">
            <text:p text:style-name="P11">EXPR</text:p>
            <text:p text:style-name="P11">EXPR_LIST <text:span text:style-name="T2">,</text:span> EXPR</text:p>
          </table:table-cell>
          <table:covered-table-cell/>
          <table:covered-table-cell/>
        </table:table-row>
        <table:table-row>
          <table:table-cell table:style-name="Таблица5.A2" office:value-type="string">
            <text:p text:style-name="P11">NAMED_EXPR</text:p>
          </table:table-cell>
          <table:table-cell table:style-name="Таблица5.B2" table:number-columns-spanned="3" office:value-type="string">
            <text:p text:style-name="P11"><text:span text:style-name="T2">.</text:span> <text:span text:style-name="T2">Name</text:span> <text:span text:style-name="T2">=</text:span> EXPR</text:p>
          </table:table-cell>
          <table:covered-table-cell/>
          <table:covered-table-cell/>
        </table:table-row>
        <table:table-row>
          <table:table-cell table:style-name="Таблица5.A2" office:value-type="string">
            <text:p text:style-name="P11">NAMED_EXPR_LIST</text:p>
          </table:table-cell>
          <table:table-cell table:style-name="Таблица5.B2" table:number-columns-spanned="3" office:value-type="string">
            <text:p text:style-name="P11">NAMED_EXPR</text:p>
            <text:p text:style-name="P11">NAMED_EXPR_LIST <text:span text:style-name="T2">,</text:span> NAMED_EXPR</text:p>
          </table:table-cell>
          <table:covered-table-cell/>
          <table:covered-table-cell/>
        </table:table-row>
        <table:table-row>
          <table:table-cell table:style-name="Таблица5.A2" office:value-type="string">
            <text:p text:style-name="P11"/>
          </table:table-cell>
          <table:table-cell table:style-name="Таблица5.B2" table:number-columns-spanned="3" office:value-type="string">
            <text:p text:style-name="P11"/>
          </table:table-cell>
          <table:covered-table-cell/>
          <table:covered-table-cell/>
        </table:table-row>
        <table:table-row>
          <table:table-cell table:style-name="Таблица5.A2" office:value-type="string">
            <text:p text:style-name="P11">ITYPE</text:p>
          </table:table-cell>
          <table:table-cell table:style-name="Таблица5.B2" table:number-columns-spanned="3" office:value-type="string">
            <text:p text:style-name="P11">INT_TYPE</text:p>
            <text:p text:style-name="P11">QNAME</text:p>
          </table:table-cell>
          <table:covered-table-cell/>
          <table:covered-table-cell/>
        </table:table-row>
        <table:table-row>
          <table:table-cell table:style-name="Таблица5.A2" office:value-type="string">
            <text:p text:style-name="P11">LITERAL</text:p>
          </table:table-cell>
          <table:table-cell table:style-name="Таблица5.B2" table:number-columns-spanned="3" office:value-type="string">
            <text:p text:style-name="P12">null</text:p>
            <text:p text:style-name="P12">String</text:p>
            <text:p text:style-name="P11"><text:span text:style-name="T2">Number</text:span> <text:span text:style-name="T2">.</text:span> <text:span text:style-name="T2">Number</text:span> <text:span text:style-name="T2">.</text:span> <text:span text:style-name="T2">Number</text:span> <text:span text:style-name="T2">.</text:span> <text:span text:style-name="T2">Number</text:span></text:p>
          </table:table-cell>
          <table:covered-table-cell/>
          <table:covered-table-cell/>
        </table:table-row>
      </table:table>
      <text:p text:style-name="Standard"/>
      <text:p text:style-name="Text_20_body"/>
      <text:p text:style-name="Text_20_body">BODY is the final language element. It represents a collection of different language entity, defined by the <text:span text:style-name="T2">DDL</text:span> source. BODY may contain SCOPEs, file inclusion directives, and definitions of type aliases, constants and structures.</text:p>
      <text:p text:style-name="Text_20_body"/>
      <text:p text:style-name="Text_20_body">SCOPE is the named scope of the entities, defined inside. It looks like</text:p>
      <text:p text:style-name="Код"><text:span text:style-name="T2">scope</text:span> <text:span text:style-name="T2">Name</text:span> <text:span text:style-name="T2">{</text:span> <text:span text:style-name="T51">BODY</text:span> <text:span text:style-name="T2">}</text:span></text:p>
      <text:p text:style-name="Text_20_body"/>
      <text:p text:style-name="Text_20_body">An inclusion directive INCLUDE looks like</text:p>
      <text:p text:style-name="Код"><text:span text:style-name="T2">include</text:span> <text:span text:style-name="T2">FileName</text:span></text:p>
      <text:p text:style-name="Text_20_body">The directive is replaced by the BODY of the included file.</text:p>
      <text:p text:style-name="Text_20_body"/>
      <text:p text:style-name="Text_20_body">A type alias definition TYPE looks like</text:p>
      <text:p text:style-name="Код"><text:soft-page-break/><text:span text:style-name="T2">type</text:span> <text:span text:style-name="T2">Name</text:span> <text:span text:style-name="T2">=</text:span> <text:span text:style-name="T51">TYPEDEF</text:span> <text:span text:style-name="T2">;</text:span></text:p>
      <text:p text:style-name="Text_20_body">TYPEDEF is a “type expression”, i.e. a description of a type.</text:p>
      <text:p text:style-name="Text_20_body"/>
      <text:p text:style-name="Text_20_body">A constant definition looks like</text:p>
      <text:p text:style-name="Код"><text:span text:style-name="T51">TYPEDEF</text:span> <text:span text:style-name="T2">Name</text:span> <text:span text:style-name="T2">=</text:span> <text:span text:style-name="T51">EXPR</text:span> <text:span text:style-name="T2">;</text:span></text:p>
      <text:p text:style-name="Text_20_body">TYPEDEF here defines the constant type and EXPR must be evaluated to define the constant value.</text:p>
      <text:p text:style-name="Text_20_body"/>
      <text:p text:style-name="Text_20_body">To refer some language entity NAME is used. It may have four forms:</text:p>
      <text:p text:style-name="Код"><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 relative name. The correspondent entity is looked up first in the current scope. If there is no one the parent scope is searched, if it is failed again the grand-parent and so on. Here <text:span text:style-name="T14">Name</text:span><text:span text:style-name="T19">1</text:span> is a nested scope name in the base scope, <text:span text:style-name="T14">Name</text:span><text:span text:style-name="T19">2</text:span> is the name of double nested scope, … , finally, <text:span text:style-name="T14">Name</text:span><text:span text:style-name="T19">n</text:span> is the entity name.</text:p>
      <text:p text:style-name="Код"><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global scope.</text:p>
      <text:p text:style-name="Код"><text:span text:style-name="T2">.</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current scope.</text:p>
      <text:p text:style-name="Код"><text:span text:style-name="T13">...</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one of parent scopes, determined by the number of dots.</text:p>
      <text:p text:style-name="Text_20_body"/>
      <text:p text:style-name="Text_20_body">In some situations QNAME may be used instead of NAME. QNAME is similar to NAME, but some names may be <text:span text:style-name="T2">QName</text:span>s. <text:span text:style-name="T2">QName</text:span><text:span text:style-name="T3"> is formed from names, prefixed with the question mark. </text:span></text:p>
      <text:p text:style-name="P5">The difference between NAME and QNAME is the entity lookup for QNAMESs is performed not from the point of definition, but from the point of usage. An example:</text:p>
      <text:p text:style-name="Код">struct S</text:p>
      <text:p text:style-name="Код"><text:s/>{</text:p>
      <text:p text:style-name="Код"><text:s text:c="2"/>int x = ?Default#X ;</text:p>
      <text:p text:style-name="Код"><text:s text:c="2"/>int y = ?Default#Y ;</text:p>
      <text:p text:style-name="Код"><text:s/>};</text:p>
      <text:p text:style-name="Код"/>
      <text:p text:style-name="Код">scope A</text:p>
      <text:p text:style-name="Код"><text:s/>{</text:p>
      <text:p text:style-name="Код"><text:s text:c="2"/>scope Default</text:p>
      <text:p text:style-name="Код"><text:soft-page-break/><text:s text:c="3"/>{</text:p>
      <text:p text:style-name="Код"><text:s text:c="4"/>int X = 1 ;</text:p>
      <text:p text:style-name="Код"><text:s text:c="4"/>int Y = 2 ;</text:p>
      <text:p text:style-name="Код"><text:s text:c="3"/>}</text:p>
      <text:p text:style-name="Код"/>
      <text:p text:style-name="Код"><text:s text:c="2"/>S s = {} ; // &lt;- {1,2}</text:p>
      <text:p text:style-name="Код"><text:s/>}</text:p>
      <text:p text:style-name="Код"/>
      <text:p text:style-name="Код">scope B</text:p>
      <text:p text:style-name="Код"><text:s/>{</text:p>
      <text:p text:style-name="Код"><text:s text:c="2"/>scope Default</text:p>
      <text:p text:style-name="Код"><text:s text:c="3"/>{</text:p>
      <text:p text:style-name="Код"><text:s text:c="4"/>int X = 3 ;</text:p>
      <text:p text:style-name="Код"><text:s text:c="4"/>int Y = 4 ;</text:p>
      <text:p text:style-name="Код"><text:s text:c="3"/>}</text:p>
      <text:p text:style-name="Код"/>
      <text:p text:style-name="Код"><text:s text:c="2"/>S s = {} ; // &lt;- {3,4}</text:p>
      <text:p text:style-name="Код"><text:s/>}</text:p>
      <text:p text:style-name="Text_20_body">Another example:</text:p>
      <text:p text:style-name="Код">struct S</text:p>
      <text:p text:style-name="Код"><text:s/>{</text:p>
      <text:p text:style-name="Код"><text:s text:c="2"/>int x = 100*?M ;</text:p>
      <text:p text:style-name="Код"><text:s/>};</text:p>
      <text:p text:style-name="Код"/>
      <text:p text:style-name="Код">int M = 1 ;</text:p>
      <text:p text:style-name="Код"/>
      <text:p text:style-name="Код">S s = {} ; // &lt;- 100</text:p>
      <text:p text:style-name="Код"/>
      <text:p text:style-name="Код">scope A</text:p>
      <text:p text:style-name="Код"><text:s/>{</text:p>
      <text:p text:style-name="Код"><text:s text:c="2"/>int M = 2 ;</text:p>
      <text:p text:style-name="Код"/>
      <text:p text:style-name="Код"><text:soft-page-break/><text:s text:c="2"/>S x = {} ; // &lt;- 200</text:p>
      <text:p text:style-name="Код"><text:s/>}</text:p>
      <text:p text:style-name="Text_20_body"/>
      <text:p text:style-name="Text_20_body">INT_TYPE is the one of base integer types.</text:p>
      <text:p text:style-name="Text_20_body"/>
      <text:p text:style-name="Text_20_body">BASE_TYPE is the one of base types.</text:p>
      <text:p text:style-name="Text_20_body"/>
      <text:p text:style-name="Text_20_body">TYPEDEF describes a type. The simplest way to do it is to provide a base type name (BASE_TYPE) or a type alias name (NAME). A structure name is also a type name. </text:p>
      <text:p text:style-name="Text_20_body">A pointer description is:</text:p>
      <text:p text:style-name="Код"><text:span text:style-name="T51">TYPEDEF</text:span> <text:span text:style-name="T2">*</text:span></text:p>
      <text:p text:style-name="Text_20_body">A polymorphic pointer description is:</text:p>
      <text:p text:style-name="Код"><text:span text:style-name="T2">{ </text:span><text:span text:style-name="T51">TYPEDEF</text:span> <text:span text:style-name="T2">,</text:span> <text:span text:style-name="T51">TYPEDEF</text:span> <text:span text:style-name="T2">,</text:span> … <text:span text:style-name="T2">,</text:span> <text:span text:style-name="T51">TYPEDEF</text:span> <text:span text:style-name="T2">}</text:span> <text:span text:style-name="T2">*</text:span></text:p>
      <text:p text:style-name="Text_20_body">An array description is:</text:p>
      <text:p text:style-name="Код"><text:span text:style-name="T51">TYPEDEF</text:span> <text:span text:style-name="T2">[</text:span> <text:span text:style-name="T2">]</text:span></text:p>
      <text:p text:style-name="Text_20_body">A fixed length array description is:</text:p>
      <text:p text:style-name="Код"><text:span text:style-name="T51">TYPEDEF</text:span> <text:span text:style-name="T2">[</text:span> <text:span text:style-name="T51">EXPR</text:span> <text:span text:style-name="T2">]</text:span></text:p>
      <text:p text:style-name="Text_20_body">Finally, a structure description STRUCT is also a type description. Using this kind of type description you simultaneously defines a structure and use it as a type description.</text:p>
      <text:p text:style-name="Text_20_body"/>
      <text:p text:style-name="Text_20_body">A structure description STRUCT looks like:</text:p>
      <text:p text:style-name="Код"><text:span text:style-name="T2">struct</text:span> <text:span text:style-name="T2">Name</text:span> <text:span text:style-name="T2">{</text:span> <text:span text:style-name="T51">SBODY</text:span> <text:span text:style-name="T2">}</text:span></text:p>
      <text:p text:style-name="Text_20_body">Each structure definition defines a unique structure. You may refer to it using its name. Qualified names of structures must be distinct.</text:p>
      <text:p text:style-name="Text_20_body"/>
      <text:p text:style-name="Text_20_body">SBODY defines structure members. The main structure members are its fields:</text:p>
      <text:p text:style-name="Код"><text:span text:style-name="T51">TYPEDEF</text:span> <text:span text:style-name="T2">Name</text:span> <text:span text:style-name="T2">;</text:span></text:p>
      <text:p text:style-name="Код"><text:span text:style-name="T51">TYPEDEF</text:span> <text:span text:style-name="T2">Name</text:span> <text:span text:style-name="T2">=</text:span> <text:span text:style-name="T2">EXPR</text:span> <text:span text:style-name="T2">;</text:span></text:p>
      <text:p text:style-name="Text_20_body">Each field has the name, type and optionally a default initialization expression. This expression is used for the field initialization in situation when the structure field initializer is missed. The order of fields is significant!</text:p>
      <text:p text:style-name="Text_20_body">Each structure definition defines the same time a scope with the same name. You may extend this scope by additional scope definitions:</text:p>
      <text:p text:style-name="Код">struct S</text:p>
      <text:p text:style-name="Код"><text:s/>{</text:p>
      <text:p text:style-name="Код"><text:soft-page-break/><text:s text:c="2"/>int a;</text:p>
      <text:p text:style-name="Код"><text:s text:c="2"/>int b;</text:p>
      <text:p text:style-name="Код"><text:s/>};</text:p>
      <text:p text:style-name="Код"/>
      <text:p text:style-name="Код">scope S</text:p>
      <text:p text:style-name="Код"><text:s/>{</text:p>
      <text:p text:style-name="Код"><text:s text:c="2"/>int X = 12345 ;</text:p>
      <text:p text:style-name="Код"><text:s/>}</text:p>
      <text:p text:style-name="Text_20_body">But you may define type aliases, constants and structures in this scope directly in the structure definition:</text:p>
      <text:p text:style-name="Код">struct S</text:p>
      <text:p text:style-name="Код"><text:s/>{</text:p>
      <text:p text:style-name="Код"><text:s text:c="2"/>int a; // field declaration</text:p>
      <text:p text:style-name="Код"><text:s text:c="2"/>int b; // field declaration</text:p>
      <text:p text:style-name="Код"/>
      <text:p text:style-name="Код"><text:s text:c="2"/>type T = int ; <text:s text:c="7"/>// scope type alias declaration</text:p>
      <text:p text:style-name="Код"/>
      <text:p text:style-name="Код"><text:s text:c="2"/>struct A</text:p>
      <text:p text:style-name="Код"><text:s text:c="3"/>{</text:p>
      <text:p text:style-name="Код"><text:s text:c="4"/>int a;</text:p>
      <text:p text:style-name="Код"><text:s text:c="3"/>}; <text:s text:c="18"/>// scope structure declaration</text:p>
      <text:p text:style-name="Код"/>
      <text:p text:style-name="Код"><text:s text:c="2"/>const int X = 12345 ; // scope constant declaration</text:p>
      <text:p text:style-name="Код"><text:s/>};</text:p>
      <text:p text:style-name="Text_20_body">To define a constant inside a structure you have to use the keyword <text:span text:style-name="T2">const</text:span>.</text:p>
      <text:p text:style-name="Text_20_body"/>
      <text:p text:style-name="Text_20_body">The last fundamental language entity is the expression (EXPR). Expressions are used to give a value to a constant. This process is called the expression evaluation. An expression is built recursively from basic blocks using operations. Basic expressions are literals and names. Literals are:</text:p>
      <text:p text:style-name="P7">null</text:p>
      <text:p text:style-name="P7">String</text:p>
      <text:p text:style-name="P7">Number</text:p>
      <text:p text:style-name="Код"><text:span text:style-name="T2">Number</text:span> <text:span text:style-name="T2">.</text:span> <text:span text:style-name="T2">Number</text:span> <text:span text:style-name="T2">.</text:span> <text:span text:style-name="T2">Number</text:span> <text:span text:style-name="T2">.</text:span> <text:span text:style-name="T2">Number</text:span></text:p>
      <text:p text:style-name="Text_20_body"><text:soft-page-break/>Names are either NAME or QNAME, where the last is permitted only in expressions for default field values.</text:p>
      <text:p text:style-name="Text_20_body">Simple operations are:</text:p>
      <text:p text:style-name="Код"><text:span text:style-name="T2">(</text:span> <text:span text:style-name="T51">EXPR</text:span> <text:span text:style-name="T2">)</text:span></text:p>
      <text:p text:style-name="Код"><text:span text:style-name="T51">ITYPE</text:span> <text:span text:style-name="T2">(</text:span> <text:span text:style-name="T51">EXPR</text:span> <text:span text:style-name="T2">)</text:span></text:p>
      <text:p text:style-name="Код"/>
      <text:p text:style-name="Код"><text:span text:style-name="T51">EXPR</text:span> <text:span text:style-name="T2">.</text:span> <text:span text:style-name="T2">Name</text:span></text:p>
      <text:p text:style-name="Код"><text:span text:style-name="T51">EXPR</text:span> <text:span text:style-name="T2">→</text:span> <text:span text:style-name="T2">Name</text:span></text:p>
      <text:p text:style-name="Код"><text:span text:style-name="T51">EXPR</text:span> <text:span text:style-name="T2">[</text:span> <text:span text:style-name="T51">EXPR</text:span> <text:span text:style-name="T2">]</text:span></text:p>
      <text:p text:style-name="Код"/>
      <text:p text:style-name="Код"><text:span text:style-name="T2">&amp;</text:span> <text:span text:style-name="T51">EXPR</text:span></text:p>
      <text:p text:style-name="Код"><text:span text:style-name="T2">*</text:span> <text:span text:style-name="T51">EXPR</text:span></text:p>
      <text:p text:style-name="P23"><text:span text:style-name="T2">+</text:span> <text:span text:style-name="T51">EXPR</text:span></text:p>
      <text:p text:style-name="P23"><text:span text:style-name="T2">-</text:span> <text:span text:style-name="T51">EXPR</text:span></text:p>
      <text:p text:style-name="P23"/>
      <text:p text:style-name="P23"><text:span text:style-name="T51">EXPR</text:span> <text:span text:style-name="T2">+</text:span> <text:span text:style-name="T51">EXPR</text:span></text:p>
      <text:p text:style-name="P23"><text:span text:style-name="T51">EXPR</text:span> <text:span text:style-name="T2">–</text:span> <text:span text:style-name="T51">EXPR</text:span></text:p>
      <text:p text:style-name="P23"><text:span text:style-name="T51">EXPR</text:span> <text:span text:style-name="T2">*</text:span> <text:span text:style-name="T51">EXPR</text:span></text:p>
      <text:p text:style-name="P23"><text:span text:style-name="T51">EXPR</text:span> <text:span text:style-name="T2">/</text:span> <text:span text:style-name="T51">EXPR</text:span></text:p>
      <text:p text:style-name="P23"><text:span text:style-name="T51">EXPR</text:span> <text:span text:style-name="T2">%</text:span> <text:span text:style-name="T51">EXPR</text:span></text:p>
      <text:p text:style-name="Text_20_body">ITYPE is either a base integer type keyword or NAME. This name must refer to a type alias, which eventually defines some integer type.</text:p>
      <text:p text:style-name="Text_20_body">Compound operations are used to initialize arrays and structures:</text:p>
      <text:p text:style-name="Код"><text:span text:style-name="T2">{</text:span> <text:span text:style-name="T2">}</text:span></text:p>
      <text:p text:style-name="Код"><text:span text:style-name="T2">{</text:span> <text:span text:style-name="T51">EXPR</text:span> <text:span text:style-name="T2">,</text:span> … <text:span text:style-name="T2">,</text:span> <text:span text:style-name="T51">EXPR</text:span> <text:span text:style-name="T2">}</text:span></text:p>
      <text:p text:style-name="Код"><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2">EXPR</text:span><text:span text:style-name="T3"> </text:span><text:span text:style-name="T2">,</text:span><text:span text:style-name="T3"> … </text:span><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2">EXPR</text:span><text:span text:style-name="T3"> </text:span><text:span text:style-name="T2">}</text:span></text:p>
      <text:p text:style-name="P8"><text:span text:style-name="T51">EXPR</text:span> <text:span text:style-name="T2">{</text:span> <text:span text:style-name="T2">.</text:span> <text:span text:style-name="T2">Name</text:span> <text:span text:style-name="T2">=</text:span> <text:span text:style-name="T51">EXPR</text:span> <text:span text:style-name="T2">,</text:span> … <text:span text:style-name="T2">,</text:span> <text:span text:style-name="T2">.</text:span> <text:span text:style-name="T2">Name</text:span> <text:span text:style-name="T2">=</text:span> <text:span text:style-name="T51">EXPR</text:span> <text:span text:style-name="T2">}</text:span></text:p>
      <text:p text:style-name="Text_20_body">Expression evaluation is described in the following section.</text:p>
      <text:p text:style-name="Text_20_body"/>
      <text:h text:style-name="P27" text:outline-level="2">5. Evaluation phase.</text:h>
      <text:p text:style-name="Text_20_body">During evaluation phase constants get its values. For each particular constant the initialization expression is evaluated with the constant type as the target type to produce the constant value. A fixed length array description has an implicitly declared associated constant – the length of array. This constant has the type <text:span text:style-name="T9">ulen</text:span>. The key principle of expression evaluation is: an expression is evaluated with the target type. During evaluation this type determines target types for subexpressions evaluation. Exact rules are give below. For the evaluation purpose some special implicit types are used. They cannot be declared in the source and appears only during expression evaluation process. Constant evaluation introduce constant dependencies. The main principle here is: to use the constant or its part it must be evaluated before. But the constant address may be used before the constant is evaluated. If some dependencies make a circle the evaluation phase is failed. For example, the following text cannot be evaluated:</text:p>
      <text:p text:style-name="Код">int a = b + 10 ;</text:p>
      <text:p text:style-name="Код"/>
      <text:p text:style-name="Код">int b = a + 20 ;</text:p>
      <text:p text:style-name="Text_20_body">Another example:</text:p>
      <text:p text:style-name="Код">struct S</text:p>
      <text:p text:style-name="Код"><text:s/>{</text:p>
      <text:p text:style-name="Код"><text:s text:c="2"/>int a = 10 ;</text:p>
      <text:p text:style-name="Код"><text:s text:c="2"/>int b = 20 ;</text:p>
      <text:p text:style-name="Код"><text:s/>};</text:p>
      <text:p text:style-name="Код"/>
      <text:p text:style-name="Код">S s = { .a = c } ;</text:p>
      <text:p text:style-name="Код"/>
      <text:p text:style-name="Код">int c = s.b +100 ;</text:p>
      <text:p text:style-name="Text_20_body">But this one is OK:</text:p>
      <text:p text:style-name="Код">struct S</text:p>
      <text:p text:style-name="Код"><text:s/>{</text:p>
      <text:p text:style-name="Код"><text:s text:c="2"/>int a = 10 ;</text:p>
      <text:p text:style-name="Код"><text:s text:c="2"/>int * b = &amp;c ;</text:p>
      <text:p text:style-name="Код"><text:s text:c="2"/>S * ptr = &amp;s ;</text:p>
      <text:p text:style-name="Код"><text:s/>};</text:p>
      <text:p text:style-name="Код"/>
      <text:p text:style-name="Код">S s = {} ;</text:p>
      <text:p text:style-name="Код"/>
      <text:p text:style-name="Код"><text:soft-page-break/>int c = s.a+10+(s.b-s.b)+(s.ptr-s.ptr) ;</text:p>
      <text:p text:style-name="Text_20_body"/>
      <text:p text:style-name="Text_20_body">Two implicit types are: <text:span text:style-name="T9">ptr</text:span> and <text:span text:style-name="T9">slen</text:span>. <text:span text:style-name="T9">ptr</text:span><text:span text:style-name="T37"> </text:span>is a universal pointer. It may be the typeless null (<text:span text:style-name="T9">nullptr</text:span>), a typed null (<text:span text:style-name="T9">(T *)nullptr</text:span>) or point to some constant or subconstant. <text:span text:style-name="T9">slen</text:span> is a <text:span text:style-name="T9">ulen</text:span> with a sign. Operations with <text:span text:style-name="T9">slen</text:span> are performed with the overflow control. This type is used as an array index type. <text:span text:style-name="T13">I</text:span><text:span text:style-name="T4"> below designates an integer type. Couple </text:span><text:span text:style-name="T10">(T,EXPR)</text:span><text:span text:style-name="T4"> means an expression evaluated with the </text:span><text:span text:style-name="T10">T</text:span><text:span text:style-name="T4"> as the target type. Signs such as </text:span><text:span text:style-name="T60">+</text:span><text:span text:style-name="T20">T</text:span><text:span text:style-name="T31"> denote operations on the correspondent types. Remember, that</text:span></text:p>
      <text:p text:style-name="Text_20_body"><text:span text:style-name="T32">(ptr,EXPR)</text:span><text:span text:style-name="T31"> cannot be the typeless null, </text:span></text:p>
      <text:p text:style-name="Text_20_body"><text:span text:style-name="T32">(ptr,EXPR)</text:span><text:span text:style-name="T31"> and </text:span><text:span text:style-name="T32">(slen,EXPR)</text:span><text:span text:style-name="T31"> cannot be evaluated both,</text:span></text:p>
      <text:p text:style-name="Text_20_body"><text:span text:style-name="T32">(ptr,EXPR)</text:span><text:span text:style-name="T31"> and </text:span><text:span text:style-name="T32">(I,EXPR)</text:span><text:span text:style-name="T31"> cannot be evaluated both.</text:span></text:p>
      <text:p text:style-name="P25"/>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21">Type</text:p>
          </table:table-cell>
          <table:table-cell table:style-name="Таблица7.A1" office:value-type="string">
            <text:p text:style-name="P21">Expression</text:p>
          </table:table-cell>
          <table:table-cell table:style-name="Таблица7.C1" office:value-type="string">
            <text:p text:style-name="P21">Evaluation</text:p>
          </table:table-cell>
        </table:table-row>
        <table:table-row>
          <table:table-cell table:style-name="Таблица7.A2" office:value-type="string">
            <text:p text:style-name="P21"/>
          </table:table-cell>
          <table:table-cell table:style-name="Таблица7.A2" office:value-type="string">
            <text:p text:style-name="P21"/>
          </table:table-cell>
          <table:table-cell table:style-name="Таблица7.C2" office:value-type="string">
            <text:p text:style-name="P21"/>
          </table:table-cell>
        </table:table-row>
        <table:table-row>
          <table:table-cell table:style-name="Таблица7.A3" office:value-type="string">
            <text:p text:style-name="P20">I</text:p>
          </table:table-cell>
          <table:table-cell table:style-name="Таблица7.A3" office:value-type="string">
            <text:p text:style-name="P20"><text:span text:style-name="T2">+</text:span> <text:span text:style-name="T53">EXPR</text:span></text:p>
          </table:table-cell>
          <table:table-cell table:style-name="Таблица7.C3" office:value-type="string">
            <text:p text:style-name="P20">(I,<text:span text:style-name="T53">EXPR</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2">-</text:span> <text:span text:style-name="T53">EXPR</text:span></text:p>
          </table:table-cell>
          <table:table-cell table:style-name="Таблица7.C3" office:value-type="string">
            <text:p text:style-name="P20">-<text:span text:style-name="T15">I</text:span> (I,<text:span text:style-name="T53">EXPR</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I,<text:span text:style-name="T53">EXPR</text:span><text:span text:style-name="T54">1</text:span>) +<text:span text:style-name="T15">I</text:span> (I,<text:span text:style-name="T53">EXPR</text:span><text:span text:style-name="T54">2</text:span>)</text:p>
          </table:table-cell>
        </table:table-row>
        <table:table-row>
          <table:table-cell table:style-name="Таблица7.A3" office:value-type="string">
            <text:p text:style-name="P20">text</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text,<text:span text:style-name="T53">EXPR</text:span><text:span text:style-name="T54">1</text:span>) +<text:span text:style-name="T15">text</text:span> (text,<text:span text:style-name="T53">EXPR</text:span><text:span text:style-name="T54">2</text:span>)</text:p>
          </table:table-cell>
        </table:table-row>
        <table:table-row>
          <table:table-cell table:style-name="Таблица7.A3" office:value-type="string">
            <text:p text:style-name="P20">T *</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check_type&lt;T *&gt;( (ptr,<text:span text:style-name="T53">EXPR</text:span><text:span text:style-name="T54">1</text:span>) +<text:span text:style-name="T15">ptr</text:span> (slen,<text:span text:style-name="T53">EXPR</text:span><text:span text:style-name="T54">2</text:span>) )</text:p>
            <text:p text:style-name="P20">check_type&lt;T *&gt;( (ptr,<text:span text:style-name="T53">EXPR</text:span><text:span text:style-name="T54">2</text:span>) +<text:span text:style-name="T15">ptr</text:span> (slen,<text:span text:style-name="T53">EXPR</text:span><text:span text:style-name="T54">1</text:span>) )</text:p>
          </table:table-cell>
        </table:table-row>
        <table:table-row>
          <table:table-cell table:style-name="Таблица7.A3" office:value-type="string">
            <text:p text:style-name="P20">{T,...} *</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check_type&lt;T *,...&gt;( (ptr,<text:span text:style-name="T53">EXPR</text:span><text:span text:style-name="T54">1</text:span>) +<text:span text:style-name="T15">ptr</text:span> (slen,<text:span text:style-name="T53">EXPR</text:span><text:span text:style-name="T54">2</text:span>) )</text:p>
            <text:p text:style-name="P20">check_type&lt;T *,...&gt;( (ptr,<text:span text:style-name="T53">EXPR</text:span><text:span text:style-name="T54">2</text:span>) +<text:span text:style-name="T15">ptr</text:span> (slen,<text:span text:style-name="T53">EXPR</text:span><text:span text:style-name="T54">1</text:span>) )</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I,<text:span text:style-name="T53">EXPR</text:span><text:span text:style-name="T54">1</text:span>) -<text:span text:style-name="T15">I</text:span> (I,<text:span text:style-name="T53">EXPR</text:span><text:span text:style-name="T54">2</text:span>)</text:p>
            <text:p text:style-name="P20">cast_to&lt;I&gt;( (ptr,<text:span text:style-name="T53">EXPR</text:span><text:span text:style-name="T54">1</text:span>) -<text:span text:style-name="T15">ptr</text:span> (ptr,<text:span text:style-name="T53">EXPR</text:span><text:span text:style-name="T54">2</text:span>) )</text:p>
          </table:table-cell>
        </table:table-row>
        <table:table-row>
          <table:table-cell table:style-name="Таблица7.A3" office:value-type="string">
            <text:p text:style-name="P20">T *</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check_type&lt;T *&gt;( (ptr,<text:span text:style-name="T53">EXPR</text:span><text:span text:style-name="T54">1</text:span>) +<text:span text:style-name="T15">ptr</text:span> -<text:span text:style-name="T15">slen</text:span> (slen,<text:span text:style-name="T53">EXPR</text:span><text:span text:style-name="T54">2</text:span>) )</text:p>
          </table:table-cell>
        </table:table-row>
        <table:table-row>
          <table:table-cell table:style-name="Таблица7.A3" office:value-type="string">
            <text:p text:style-name="P20">{T,...} *</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check_type&lt;T *,...&gt;( (ptr,<text:span text:style-name="T53">EXPR</text:span><text:span text:style-name="T54">1</text:span>) +<text:span text:style-name="T15">ptr</text:span><text:span text:style-name="T27"> </text:span>-<text:span text:style-name="T15">slen</text:span> (slen,<text:span text:style-name="T53">EXPR</text:span><text:span text:style-name="T54">2</text:span>) )</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I,<text:span text:style-name="T53">EXPR</text:span><text:span text:style-name="T54">1</text:span>) *<text:span text:style-name="T15">I</text:span> (I,<text:span text:style-name="T53">EXPR</text:span><text:span text:style-name="T54">2</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ext:soft-page-break/>
        <table:table-row>
          <table:table-cell table:style-name="Таблица7.A3" office:value-type="string">
            <text:p text:style-name="P20">I</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I,<text:span text:style-name="T53">EXPR</text:span><text:span text:style-name="T54">1</text:span>) /<text:span text:style-name="T15">I</text:span> (I,<text:span text:style-name="T53">EXPR</text:span><text:span text:style-name="T54">2</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text:p>
          </table:table-cell>
          <table:table-cell table:style-name="Таблица7.C3" office:value-type="string">
            <text:p text:style-name="P20">(I,<text:span text:style-name="T53">EXPR</text:span><text:span text:style-name="T54">1</text:span>) %<text:span text:style-name="T15">I</text:span> (I,<text:span text:style-name="T53">EXPR</text:span><text:span text:style-name="T54">2</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2">ITYPE</text:span> <text:span text:style-name="T2">(</text:span> <text:span text:style-name="T53">EXPR</text:span> <text:span text:style-name="T2">)</text:span></text:p>
          </table:table-cell>
          <table:table-cell table:style-name="Таблица7.C3" office:value-type="string">
            <text:p text:style-name="P20">cast_to&lt;I&gt;( (ITYPE,<text:span text:style-name="T53">EXPR</text:span>) )</text:p>
            <text:p text:style-name="P32"/>
            <text:p text:style-name="P32">where ITYPE is determined from <text:span text:style-name="T2">ITYPE</text:span></text:p>
          </table:table-cell>
        </table:table-row>
        <table:table-row>
          <table:table-cell table:style-name="Таблица7.A3" office:value-type="string">
            <text:p text:style-name="P20">text</text:p>
          </table:table-cell>
          <table:table-cell table:style-name="Таблица7.A3" office:value-type="string">
            <text:p text:style-name="P20"><text:span text:style-name="T2">ITYPE</text:span> <text:span text:style-name="T2">(</text:span> <text:span text:style-name="T53">EXPR</text:span> <text:span text:style-name="T2">)</text:span></text:p>
          </table:table-cell>
          <table:table-cell table:style-name="Таблица7.C3" office:value-type="string">
            <text:p text:style-name="P20">cast_to&lt;text&gt;( (ITYPE,<text:span text:style-name="T53">EXPR</text:span>) )</text:p>
            <text:p text:style-name="P32"/>
            <text:p text:style-name="P32">where ITYPE is determined from <text:span text:style-name="T2">ITYPE</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30">Number</text:p>
          </table:table-cell>
          <table:table-cell table:style-name="Таблица7.C3" office:value-type="string">
            <text:p text:style-name="P20"><text:span text:style-name="T37">determined from </text:span><text:span text:style-name="T2">Number</text:span><text:span text:style-name="T63"> using “reduction by module”</text:span></text:p>
          </table:table-cell>
        </table:table-row>
        <table:table-row>
          <table:table-cell table:style-name="Таблица7.A3" office:value-type="string">
            <text:p text:style-name="P20">text</text:p>
          </table:table-cell>
          <table:table-cell table:style-name="Таблица7.A3" office:value-type="string">
            <text:p text:style-name="P30">Number</text:p>
          </table:table-cell>
          <table:table-cell table:style-name="Таблица7.C3" office:value-type="string">
            <text:p text:style-name="P20"><text:span text:style-name="T37">determined from </text:span><text:span text:style-name="T2">Number</text:span><text:span text:style-name="T63"> as the literal string</text:span></text:p>
          </table:table-cell>
        </table:table-row>
        <table:table-row>
          <table:table-cell table:style-name="Таблица7.A2" office:value-type="string">
            <text:p text:style-name="P20"/>
          </table:table-cell>
          <table:table-cell table:style-name="Таблица7.A2" office:value-type="string">
            <text:p text:style-name="P30"/>
          </table:table-cell>
          <table:table-cell table:style-name="Таблица7.C2" office:value-type="string">
            <text:p text:style-name="P20"/>
          </table:table-cell>
        </table:table-row>
        <table:table-row>
          <table:table-cell table:style-name="Таблица7.A3" office:value-type="string">
            <text:p text:style-name="P20">text</text:p>
          </table:table-cell>
          <table:table-cell table:style-name="Таблица7.A3" office:value-type="string">
            <text:p text:style-name="P30">String</text:p>
          </table:table-cell>
          <table:table-cell table:style-name="Таблица7.C3" office:value-type="string">
            <text:p text:style-name="P32">determined from <text:span text:style-name="T2">String</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p</text:p>
          </table:table-cell>
          <table:table-cell table:style-name="Таблица7.A3" office:value-type="string">
            <text:p text:style-name="P20"><text:span text:style-name="T2">Number</text:span> . <text:span text:style-name="T2">Number</text:span> . <text:span text:style-name="T2">Number</text:span> .</text:p>
            <text:p text:style-name="P30">Number</text:p>
          </table:table-cell>
          <table:table-cell table:style-name="Таблица7.C3" office:value-type="string">
            <text:p text:style-name="P32">determined from the literal, each <text:span text:style-name="T61">Number</text:span> is converted to <text:span text:style-name="T9">uint8</text:span> using <text:span text:style-name="T3">“reduction by module”</text:span></text:p>
          </table:table-cell>
        </table:table-row>
        <table:table-row>
          <table:table-cell table:style-name="Таблица7.A3" office:value-type="string">
            <text:p text:style-name="P20">text</text:p>
          </table:table-cell>
          <table:table-cell table:style-name="Таблица7.A3" office:value-type="string">
            <text:p text:style-name="P20"><text:span text:style-name="T2">Number</text:span> . <text:span text:style-name="T2">Number</text:span> . <text:span text:style-name="T2">Number</text:span> .</text:p>
            <text:p text:style-name="P20"><text:span text:style-name="T2">Number</text:span></text:p>
          </table:table-cell>
          <table:table-cell table:style-name="Таблица7.C3" office:value-type="string">
            <text:p text:style-name="P20">cast_to&lt;text&gt;( (ip,<text:span text:style-name="T53">EXPR</text:span>) )</text:p>
            <text:p text:style-name="P32"/>
            <text:p text:style-name="P32">where <text:span text:style-name="T57">EXPR</text:span> is the original expression</text:p>
            <text:p text:style-name="P20"><text:span text:style-name="T53"/></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T *</text:p>
          </table:table-cell>
          <table:table-cell table:style-name="Таблица7.A3" office:value-type="string">
            <text:p text:style-name="P20"><text:span text:style-name="T2">&amp;</text:span> <text:span text:style-name="T53">EXPR</text:span></text:p>
          </table:table-cell>
          <table:table-cell table:style-name="Таблица7.C3" office:value-type="string">
            <text:p text:style-name="P20">check_type&lt;T *&gt;( address(<text:span text:style-name="T53">EXPR</text:span>) )</text:p>
          </table:table-cell>
        </table:table-row>
        <table:table-row>
          <table:table-cell table:style-name="Таблица7.A3" office:value-type="string">
            <text:p text:style-name="P20">{T,...} *</text:p>
          </table:table-cell>
          <table:table-cell table:style-name="Таблица7.A3" office:value-type="string">
            <text:p text:style-name="P20"><text:span text:style-name="T2">&amp;</text:span> <text:span text:style-name="T53">EXPR</text:span></text:p>
          </table:table-cell>
          <table:table-cell table:style-name="Таблица7.C3" office:value-type="string">
            <text:p text:style-name="P20">check_type&lt;T *,...&gt;( address(<text:span text:style-name="T53">EXPR</text:span>) )</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T</text:p>
          </table:table-cell>
          <table:table-cell table:style-name="Таблица7.A3" office:value-type="string">
            <text:p text:style-name="P20"><text:span text:style-name="T2">*</text:span> <text:span text:style-name="T53">EXPR</text:span></text:p>
          </table:table-cell>
          <table:table-cell table:style-name="Таблица7.C3" office:value-type="string">
            <text:p text:style-name="P20">cast_to&lt;T&gt;( *(ptr,<text:span text:style-name="T53">EXPR</text:span>) )</text:p>
          </table:table-cell>
        </table:table-row>
        <table:table-row>
          <table:table-cell table:style-name="Таблица7.A3" office:value-type="string">
            <text:p text:style-name="P20">T</text:p>
          </table:table-cell>
          <table:table-cell table:style-name="Таблица7.A3" office:value-type="string">
            <text:p text:style-name="P20"><text:span text:style-name="T53">EXPR</text:span><text:span text:style-name="T54">1</text:span> <text:span text:style-name="T2">[</text:span> <text:span text:style-name="T53">EXPR</text:span><text:span text:style-name="T54">2</text:span> <text:span text:style-name="T2">]</text:span></text:p>
          </table:table-cell>
          <table:table-cell table:style-name="Таблица7.C3" office:value-type="string">
            <text:p text:style-name="P20">cast_to&lt;T&gt;( *address( <text:span text:style-name="T53">EXPR</text:span><text:span text:style-name="T54">1</text:span> <text:span text:style-name="T2">[</text:span> <text:span text:style-name="T53">EXPR</text:span><text:span text:style-name="T54">2</text:span> <text:span text:style-name="T2">] </text:span>) )</text:p>
          </table:table-cell>
        </table:table-row>
        <table:table-row>
          <table:table-cell table:style-name="Таблица7.A3" office:value-type="string">
            <text:p text:style-name="P20">T</text:p>
          </table:table-cell>
          <table:table-cell table:style-name="Таблица7.A3" office:value-type="string">
            <text:p text:style-name="P20"><text:span text:style-name="T53">EXPR</text:span> <text:span text:style-name="T2">.</text:span> <text:span text:style-name="T2">Name</text:span></text:p>
          </table:table-cell>
          <table:table-cell table:style-name="Таблица7.C3" office:value-type="string">
            <text:p text:style-name="P20">cast_to&lt;T&gt;( *address( <text:span text:style-name="T53">EXPR</text:span> <text:span text:style-name="T2">.</text:span> <text:span text:style-name="T2">Name </text:span>) )</text:p>
          </table:table-cell>
        </table:table-row>
        <table:table-row>
          <table:table-cell table:style-name="Таблица7.A3" office:value-type="string">
            <text:p text:style-name="P20">T</text:p>
          </table:table-cell>
          <table:table-cell table:style-name="Таблица7.A3" office:value-type="string">
            <text:p text:style-name="P20"><text:span text:style-name="T53">EXPR</text:span> <text:span text:style-name="T2">→</text:span> <text:span text:style-name="T2">Name</text:span></text:p>
          </table:table-cell>
          <table:table-cell table:style-name="Таблица7.C3" office:value-type="string">
            <text:p text:style-name="P20">cast_to&lt;T&gt;( *address( <text:span text:style-name="T53">EXPR</text:span> <text:span text:style-name="T2">→</text:span> <text:span text:style-name="T2">Name </text:span>) )</text:p>
          </table:table-cell>
        </table:table-row>
        <table:table-row>
          <table:table-cell table:style-name="Таблица7.A3" office:value-type="string">
            <text:p text:style-name="P20">T</text:p>
          </table:table-cell>
          <table:table-cell table:style-name="Таблица7.A3" office:value-type="string">
            <text:p text:style-name="P30">Name</text:p>
          </table:table-cell>
          <table:table-cell table:style-name="Таблица7.C3" office:value-type="string">
            <text:p text:style-name="P20">cast_to&lt;T&gt;( *address( <text:span text:style-name="T2">Name </text:span>) )</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30">null</text:p>
          </table:table-cell>
          <table:table-cell table:style-name="Таблица7.C3" office:value-type="string">
            <text:p text:style-name="P20">0<text:span text:style-name="T15">I</text:span></text:p>
          </table:table-cell>
        </table:table-row>
        <table:table-row>
          <table:table-cell table:style-name="Таблица7.A3" office:value-type="string">
            <text:p text:style-name="P20">text</text:p>
          </table:table-cell>
          <table:table-cell table:style-name="Таблица7.A3" office:value-type="string">
            <text:p text:style-name="P30">null</text:p>
          </table:table-cell>
          <table:table-cell table:style-name="Таблица7.C3" office:value-type="string">
            <text:p text:style-name="P31">“”</text:p>
          </table:table-cell>
        </table:table-row>
        <text:soft-page-break/>
        <table:table-row>
          <table:table-cell table:style-name="Таблица7.A3" office:value-type="string">
            <text:p text:style-name="P20">ip</text:p>
          </table:table-cell>
          <table:table-cell table:style-name="Таблица7.A3" office:value-type="string">
            <text:p text:style-name="P30">null</text:p>
          </table:table-cell>
          <table:table-cell table:style-name="Таблица7.C3" office:value-type="string">
            <text:p text:style-name="P20">0.0.0.0</text:p>
          </table:table-cell>
        </table:table-row>
        <table:table-row>
          <table:table-cell table:style-name="Таблица7.A3" office:value-type="string">
            <text:p text:style-name="P20">T *</text:p>
          </table:table-cell>
          <table:table-cell table:style-name="Таблица7.A3" office:value-type="string">
            <text:p text:style-name="P30">null</text:p>
          </table:table-cell>
          <table:table-cell table:style-name="Таблица7.C3" office:value-type="string">
            <text:p text:style-name="P20">(T *)nullptr</text:p>
          </table:table-cell>
        </table:table-row>
        <table:table-row>
          <table:table-cell table:style-name="Таблица7.A3" office:value-type="string">
            <text:p text:style-name="P20">{T,...} *</text:p>
          </table:table-cell>
          <table:table-cell table:style-name="Таблица7.A3" office:value-type="string">
            <text:p text:style-name="P30">null</text:p>
          </table:table-cell>
          <table:table-cell table:style-name="Таблица7.C3" office:value-type="string">
            <text:p text:style-name="P20">nullptr</text:p>
          </table:table-cell>
        </table:table-row>
        <table:table-row>
          <table:table-cell table:style-name="Таблица7.A3" office:value-type="string">
            <text:p text:style-name="P20">T []</text:p>
          </table:table-cell>
          <table:table-cell table:style-name="Таблица7.A3" office:value-type="string">
            <text:p text:style-name="P30">null</text:p>
          </table:table-cell>
          <table:table-cell table:style-name="Таблица7.C3" office:value-type="string">
            <text:p text:style-name="P20">{}</text:p>
          </table:table-cell>
        </table:table-row>
        <table:table-row>
          <table:table-cell table:style-name="Таблица7.A3" office:value-type="string">
            <text:p text:style-name="P20">T [Len]</text:p>
          </table:table-cell>
          <table:table-cell table:style-name="Таблица7.A3" office:value-type="string">
            <text:p text:style-name="P30">null</text:p>
          </table:table-cell>
          <table:table-cell table:style-name="Таблица7.C3" office:value-type="string">
            <text:p text:style-name="P20">{ (T,<text:span text:style-name="T2">null</text:span>),... } ( Len times )</text:p>
          </table:table-cell>
        </table:table-row>
        <table:table-row>
          <table:table-cell table:style-name="Таблица7.A3" office:value-type="string">
            <text:p text:style-name="P20">struct S</text:p>
            <text:p text:style-name="P20">{</text:p>
            <text:p text:style-name="P20"><text:s/>T<text:span text:style-name="T15">1</text:span> field<text:span text:style-name="T15">1</text:span>;</text:p>
            <text:p text:style-name="P20"><text:s/>…</text:p>
            <text:p text:style-name="P20"><text:s/>T<text:span text:style-name="T15">n</text:span> field<text:span text:style-name="T15">n</text:span>;</text:p>
            <text:p text:style-name="P20">}</text:p>
          </table:table-cell>
          <table:table-cell table:style-name="Таблица7.A3" office:value-type="string">
            <text:p text:style-name="P30">null</text:p>
          </table:table-cell>
          <table:table-cell table:style-name="Таблица7.C3" office:value-type="string">
            <text:p text:style-name="P20"/>
            <text:p text:style-name="P20">{</text:p>
            <text:p text:style-name="P20"><text:s/>(T<text:span text:style-name="T15">1</text:span>,<text:span text:style-name="T2">null</text:span>),</text:p>
            <text:p text:style-name="P20"><text:s/>… ,</text:p>
            <text:p text:style-name="P20"><text:s/>(T<text:span text:style-name="T15">n</text:span>,<text:span text:style-name="T2">null</text:span>)</text:p>
            <text:p text:style-name="P20">}</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I</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0<text:span text:style-name="T15">I</text:span></text:p>
          </table:table-cell>
        </table:table-row>
        <table:table-row>
          <table:table-cell table:style-name="Таблица7.A3" office:value-type="string">
            <text:p text:style-name="P20">text</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31">“”</text:p>
          </table:table-cell>
        </table:table-row>
        <table:table-row>
          <table:table-cell table:style-name="Таблица7.A3" office:value-type="string">
            <text:p text:style-name="P20">ip</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0.0.0.0</text:p>
          </table:table-cell>
        </table:table-row>
        <table:table-row>
          <table:table-cell table:style-name="Таблица7.A3" office:value-type="string">
            <text:p text:style-name="P20">T *</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T *)nullptr</text:p>
          </table:table-cell>
        </table:table-row>
        <table:table-row>
          <table:table-cell table:style-name="Таблица7.A3" office:value-type="string">
            <text:p text:style-name="P20">{T,...} *</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nullptr</text:p>
          </table:table-cell>
        </table:table-row>
        <table:table-row>
          <table:table-cell table:style-name="Таблица7.A3" office:value-type="string">
            <text:p text:style-name="P20">T []</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text:p>
          </table:table-cell>
        </table:table-row>
        <table:table-row>
          <table:table-cell table:style-name="Таблица7.A3" office:value-type="string">
            <text:p text:style-name="P20">T [Len]</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 (T,<text:span text:style-name="T2">{</text:span> <text:span text:style-name="T2">}</text:span>),... } ( Len times )</text:p>
          </table:table-cell>
        </table:table-row>
        <table:table-row>
          <table:table-cell table:style-name="Таблица7.A3" office:value-type="string">
            <text:p text:style-name="P20">struct S</text:p>
            <text:p text:style-name="P20">{</text:p>
            <text:p text:style-name="P20"><text:s/>T<text:span text:style-name="T15">1</text:span> field<text:span text:style-name="T15">1</text:span>;</text:p>
            <text:p text:style-name="P20"><text:s/>…</text:p>
            <text:p text:style-name="P20"><text:s/>T<text:span text:style-name="T15">n</text:span> field<text:span text:style-name="T15">n</text:span>;</text:p>
            <text:p text:style-name="P20">}</text:p>
          </table:table-cell>
          <table:table-cell table:style-name="Таблица7.A3" office:value-type="string">
            <text:p text:style-name="P20"><text:span text:style-name="T2">{</text:span> <text:span text:style-name="T2">}</text:span></text:p>
          </table:table-cell>
          <table:table-cell table:style-name="Таблица7.C3" office:value-type="string">
            <text:p text:style-name="P20"/>
            <text:p text:style-name="P20">{</text:p>
            <text:p text:style-name="P20"><text:s/>(T<text:span text:style-name="T15">1</text:span>,E<text:span text:style-name="T15">1</text:span>),</text:p>
            <text:p text:style-name="P20"><text:s/>… ,</text:p>
            <text:p text:style-name="P20"><text:s/>(T<text:span text:style-name="T15">n</text:span>,E<text:span text:style-name="T15">n</text:span>)</text:p>
            <text:p text:style-name="P20">}</text:p>
            <text:p text:style-name="P32"/>
            <text:p text:style-name="P20"><text:span text:style-name="T37">where </text:span><text:span text:style-name="T9">E</text:span><text:span text:style-name="T22">k</text:span><text:span text:style-name="T37"> is the default initializer for the </text:span><text:span text:style-name="T9">field</text:span><text:span text:style-name="T22">k</text:span><text:span text:style-name="T37"> if any, or </text:span><text:span text:style-name="T14">{</text:span><text:span text:style-name="T9"> </text:span><text:span text:style-name="T14">}</text:span><text:span text:style-name="T37"> if there is no one.</text:span></text:p>
            <text:p text:style-name="P20"><text:span text:style-name="T37">Remember, that the name lookup for </text:span><text:span text:style-name="T14">QName</text:span><text:span text:style-name="T37">s is performed at the point of usage for these expressions. </text:span><text:s/></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T []</text:p>
          </table:table-cell>
          <table:table-cell table:style-name="Таблица7.A3" office:value-type="string">
            <text:p text:style-name="P20"><text:span text:style-name="T2">{</text:span> <text:span text:style-name="T53">EXPR</text:span><text:span text:style-name="T54">1</text:span> <text:span text:style-name="T2">,</text:span> … <text:span text:style-name="T2">,</text:span> <text:span text:style-name="T53">EXPR</text:span><text:span text:style-name="T54">n</text:span> <text:span text:style-name="T2">} </text:span><text:span text:style-name="T3">(</text:span><text:span text:style-name="T2">n</text:span><text:span text:style-name="T3">&gt;0)</text:span></text:p>
          </table:table-cell>
          <table:table-cell table:style-name="Таблица7.C3" office:value-type="string">
            <text:p text:style-name="P20">{ (T,<text:span text:style-name="T53">EXPR</text:span><text:span text:style-name="T54">1</text:span>),...,(T,<text:span text:style-name="T53">EXPR</text:span><text:span text:style-name="T54">n</text:span>) }</text:p>
          </table:table-cell>
        </table:table-row>
        <table:table-row>
          <table:table-cell table:style-name="Таблица7.A3" office:value-type="string">
            <text:p text:style-name="P20">T [Len]</text:p>
          </table:table-cell>
          <table:table-cell table:style-name="Таблица7.A3" office:value-type="string">
            <text:p text:style-name="P20"><text:span text:style-name="T2">{</text:span> <text:span text:style-name="T53">EXPR</text:span><text:span text:style-name="T54">1</text:span> <text:span text:style-name="T2">,</text:span> … <text:span text:style-name="T2">,</text:span> <text:span text:style-name="T53">EXPR</text:span><text:span text:style-name="T54">n</text:span> <text:span text:style-name="T2">} </text:span><text:span text:style-name="T3">(</text:span><text:span text:style-name="T2">n</text:span><text:span text:style-name="T3">&gt;0)</text:span></text:p>
          </table:table-cell>
          <table:table-cell table:style-name="Таблица7.C3" office:value-type="string">
            <text:p text:style-name="P20">{ (T,<text:span text:style-name="T53">EXPR</text:span><text:span text:style-name="T54">1</text:span>),...,(T,<text:span text:style-name="T53">EXPR</text:span><text:span text:style-name="T54">n</text:span>), </text:p>
            <text:p text:style-name="P20">(T,<text:span text:style-name="T2">{</text:span> <text:span text:style-name="T2">}</text:span>),... } ( Len-n times )</text:p>
            <text:p text:style-name="P32"/>
            <text:p text:style-name="P32"><text:span text:style-name="T9">n</text:span> must be <text:span text:style-name="T9">&lt;= Len</text:span></text:p>
          </table:table-cell>
        </table:table-row>
        <table:table-row>
          <table:table-cell table:style-name="Таблица7.A3" office:value-type="string">
            <text:p text:style-name="P20">struct S</text:p>
            <text:p text:style-name="P20"><text:soft-page-break/>{</text:p>
            <text:p text:style-name="P20"><text:s/>T<text:span text:style-name="T15">1</text:span> field<text:span text:style-name="T15">1</text:span>;</text:p>
            <text:p text:style-name="P20"><text:s/>…</text:p>
            <text:p text:style-name="P20"><text:s/>T<text:span text:style-name="T15">m</text:span> field<text:span text:style-name="T15">m</text:span>;</text:p>
            <text:p text:style-name="P20">}</text:p>
          </table:table-cell>
          <table:table-cell table:style-name="Таблица7.A3" office:value-type="string">
            <text:p text:style-name="P20"><text:span text:style-name="T2">{</text:span> <text:span text:style-name="T53">EXPR</text:span><text:span text:style-name="T54">1</text:span> <text:span text:style-name="T2">,</text:span> … <text:span text:style-name="T2">,</text:span> <text:soft-page-break/><text:span text:style-name="T53">EXPR</text:span><text:span text:style-name="T54">n</text:span> <text:span text:style-name="T2">} </text:span><text:span text:style-name="T3">(</text:span><text:span text:style-name="T2">n</text:span><text:span text:style-name="T3">&gt;0)</text:span></text:p>
          </table:table-cell>
          <table:table-cell table:style-name="Таблица7.C3" office:value-type="string">
            <text:p text:style-name="P20">{ (T<text:span text:style-name="T15">1</text:span>,<text:span text:style-name="T53">EXPR</text:span><text:span text:style-name="T54">1</text:span>),...,(T<text:span text:style-name="T15">n</text:span>,<text:span text:style-name="T53">EXPR</text:span><text:span text:style-name="T54">n</text:span>),</text:p>
            <text:p text:style-name="P28"><text:soft-page-break/><text:s/>(T<text:span text:style-name="T15">n+1</text:span>,E<text:span text:style-name="T15">n+1</text:span>),</text:p>
            <text:p text:style-name="P20"><text:s/>… ,</text:p>
            <text:p text:style-name="P20"><text:s/>(T<text:span text:style-name="T15">m</text:span>,E<text:span text:style-name="T15">m</text:span>)</text:p>
            <text:p text:style-name="P20">}</text:p>
            <text:p text:style-name="P20"><text:span text:style-name="T37"/></text:p>
            <text:p text:style-name="P20"><text:span text:style-name="T9">n</text:span><text:span text:style-name="T37"> must be </text:span><text:span text:style-name="T9">&lt;= m</text:span></text:p>
            <text:p text:style-name="P20"><text:span text:style-name="T37"/></text:p>
            <text:p text:style-name="P20"><text:span text:style-name="T37">where </text:span><text:span text:style-name="T9">E</text:span><text:span text:style-name="T22">k</text:span><text:span text:style-name="T37"> is the default initializer for the </text:span><text:span text:style-name="T9">field</text:span><text:span text:style-name="T22">k</text:span><text:span text:style-name="T37"> if any, or </text:span><text:span text:style-name="T14">{</text:span><text:span text:style-name="T9"> </text:span><text:span text:style-name="T14">}</text:span><text:span text:style-name="T37"> if there is no one.</text:span></text:p>
            <text:p text:style-name="P20"><text:span text:style-name="T37">Remember, that the name lookup for </text:span><text:span text:style-name="T14">QName</text:span><text:span text:style-name="T37">s is performed at the point of usage for these expressions.</text:span></text:p>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struct S</text:p>
            <text:p text:style-name="P20">{</text:p>
            <text:p text:style-name="P20"><text:s/>T<text:span text:style-name="T15">1</text:span> field<text:span text:style-name="T15">1</text:span>;</text:p>
            <text:p text:style-name="P20"><text:s/>…</text:p>
            <text:p text:style-name="P20"><text:s/>T<text:span text:style-name="T15">m</text:span> field<text:span text:style-name="T15">m</text:span>;</text:p>
            <text:p text:style-name="P20">}</text:p>
          </table:table-cell>
          <table:table-cell table:style-name="Таблица7.A3" office:value-type="string">
            <text:p text:style-name="P20"><text:span text:style-name="T2">{</text:span> </text:p>
            <text:p text:style-name="P20"><text:span text:style-name="T2">.</text:span> <text:span text:style-name="T2">Name</text:span><text:span text:style-name="T18">1</text:span> <text:span text:style-name="T2">=</text:span> <text:span text:style-name="T53">EXPR</text:span><text:span text:style-name="T54">1</text:span> <text:span text:style-name="T2">,</text:span> … <text:span text:style-name="T2">,</text:span></text:p>
            <text:p text:style-name="P20"><text:span text:style-name="T2">.</text:span> <text:span text:style-name="T2">Name</text:span><text:span text:style-name="T18">n</text:span> <text:span text:style-name="T2">=</text:span> <text:span text:style-name="T58">EXPR</text:span><text:span text:style-name="T55">n</text:span> <text:span text:style-name="T2">}</text:span> (<text:span text:style-name="T2">n</text:span>&gt;0)</text:p>
          </table:table-cell>
          <table:table-cell table:style-name="Таблица7.C3" office:value-type="string">
            <text:p text:style-name="P20"/>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struct S</text:p>
            <text:p text:style-name="P20">{</text:p>
            <text:p text:style-name="P20"><text:s/>T<text:span text:style-name="T15">1</text:span> field<text:span text:style-name="T15">1</text:span>;</text:p>
            <text:p text:style-name="P20"><text:s/>…</text:p>
            <text:p text:style-name="P20"><text:s/>T<text:span text:style-name="T15">m</text:span> field<text:span text:style-name="T15">m</text:span>;</text:p>
            <text:p text:style-name="P20">}</text:p>
          </table:table-cell>
          <table:table-cell table:style-name="Таблица7.A3" office:value-type="string">
            <text:p text:style-name="P20"><text:span text:style-name="T53">EXPR</text:span> <text:span text:style-name="T2">{</text:span> <text:span text:style-name="T2">}</text:span></text:p>
          </table:table-cell>
          <table:table-cell table:style-name="Таблица7.C3" office:value-type="string">
            <text:p text:style-name="P20"/>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row>
          <table:table-cell table:style-name="Таблица7.A3" office:value-type="string">
            <text:p text:style-name="P20">struct S</text:p>
            <text:p text:style-name="P20">{</text:p>
            <text:p text:style-name="P20"><text:s/>T<text:span text:style-name="T15">1</text:span> field<text:span text:style-name="T15">1</text:span>;</text:p>
            <text:p text:style-name="P20"><text:s/>…</text:p>
            <text:p text:style-name="P20"><text:s/>T<text:span text:style-name="T15">m</text:span> field<text:span text:style-name="T15">m</text:span>;</text:p>
            <text:p text:style-name="P20">}</text:p>
          </table:table-cell>
          <table:table-cell table:style-name="Таблица7.A3" office:value-type="string">
            <text:p text:style-name="P33">EXPR</text:p>
            <text:p text:style-name="P20"><text:span text:style-name="T2">{</text:span> </text:p>
            <text:p text:style-name="P20"><text:span text:style-name="T2">.</text:span> <text:span text:style-name="T2">Name</text:span><text:span text:style-name="T18">1</text:span> <text:span text:style-name="T2">=</text:span> <text:span text:style-name="T53">EXPR</text:span><text:span text:style-name="T54">1</text:span> <text:span text:style-name="T2">,</text:span> … <text:span text:style-name="T2">,</text:span></text:p>
            <text:p text:style-name="P20"><text:span text:style-name="T2">.</text:span> <text:span text:style-name="T2">Name</text:span><text:span text:style-name="T18">n</text:span> <text:span text:style-name="T2">=</text:span> <text:span text:style-name="T58">EXPR</text:span><text:span text:style-name="T55">n</text:span> <text:span text:style-name="T2">}</text:span> (<text:span text:style-name="T2">n</text:span>&gt;0)</text:p>
          </table:table-cell>
          <table:table-cell table:style-name="Таблица7.C3" office:value-type="string">
            <text:p text:style-name="P20"/>
          </table:table-cell>
        </table:table-row>
        <table:table-row>
          <table:table-cell table:style-name="Таблица7.A2" office:value-type="string">
            <text:p text:style-name="P20"/>
          </table:table-cell>
          <table:table-cell table:style-name="Таблица7.A2" office:value-type="string">
            <text:p text:style-name="P20"/>
          </table:table-cell>
          <table:table-cell table:style-name="Таблица7.C2" office:value-type="string">
            <text:p text:style-name="P20"/>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27" text:outline-level="2">6. File name proces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Anonymous Pro2"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3"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Код" style:family="paragraph" style:parent-style-name="Text_20_body" style:class="text" style:master-page-name="">
      <style:paragraph-properties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paragraph-properties fo:text-align="center" style:justify-single-word="fals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5T11:02:43.63</meta:creation-date>
    <meta:generator>OpenOffice.org/3.0$Win32 OpenOffice.org_project/300m9$Build-9358</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7" meta:image-count="0" meta:object-count="0" meta:page-count="26" meta:paragraph-count="865" meta:word-count="4002" meta:character-count="20933"/>
    <meta:user-defined meta:name="Поле 1"/>
    <meta:user-defined meta:name="Поле 2"/>
    <meta:user-defined meta:name="Поле 3"/>
    <meta:user-defined meta:name="Поле 4"/>
  </office:meta>
</office:document-meta>
</file>